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16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7cm" fo:min-width="16.42cm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6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7cm" fo:min-width="16.413cm" fo:padding-top="0.151cm" fo:padding-bottom="0.151cm" fo:padding-left="0.276cm" fo:padding-right="0.276cm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5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 draw:opacity="0%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g>
          <draw:g>
            <svg:title>TexMaths</svg:title>
            <svg:desc>28§display§\fbox{SN}§svg§600§FALSE§</svg:desc>
            <draw:polygon draw:style-name="gr1" draw:text-style-name="P1" draw:layer="layout" svg:width="1.956cm" svg:height="1.333cm" svg:x="13.105cm" svg:y="2.9cm" svg:viewBox="0 0 1957 1334" draw:points="977,1334 0,1334 0,0 1957,0 1957,1334">
              <text:p/>
            </draw:polygon>
            <draw:polygon draw:style-name="gr2" draw:text-style-name="P2" draw:layer="layout" svg:width="1.956cm" svg:height="0.041cm" svg:x="13.105cm" svg:y="2.9cm" svg:viewBox="0 0 1957 42" draw:points="977,42 0,42 0,0 1957,0 1957,42">
              <text:p/>
            </draw:polygon>
            <draw:polygon draw:style-name="gr2" draw:text-style-name="P2" draw:layer="layout" svg:width="0.041cm" svg:height="1.254cm" svg:x="13.105cm" svg:y="2.939cm" svg:viewBox="0 0 42 1255" draw:points="22,1255 0,1255 0,0 42,0 42,1255">
              <text:p/>
            </draw:polygon>
            <draw:path draw:style-name="gr2" draw:text-style-name="P2" draw:layer="layout" svg:width="0.439cm" svg:height="0.714cm" svg:x="13.494cm" svg:y="3.211cm" svg:viewBox="0 0 440 715" svg:d="M291 311l-129-31c-61-13-98-66-98-124 0-70 54-129 129-129 165 0 188 162 193 206 3 6 3 12 14 12 12 0 12-6 12-25v-198c0-16 0-22-12-22-5 0-8 0-14 14l-33 55c-31-30-73-69-160-69-109 0-193 86-193 189 0 84 53 153 129 180 11 4 61 17 131 34 28 6 56 13 84 50 23 25 31 56 31 89 0 69-50 141-131 141-31 0-104-5-157-52-59-56-62-117-62-153-3-9-8-9-11-9-14 0-14 6-14 23v197c0 16 0 26 11 26 6 0 9-4 14-16 0 0 3-1 37-54 30 33 95 70 182 70 114 0 196-99 196-206 0-98-68-179-149-198z">
              <text:p/>
            </draw:path>
            <draw:path draw:style-name="gr2" draw:text-style-name="P2" draw:layer="layout" svg:width="0.674cm" svg:height="0.668cm" svg:x="14.018cm" svg:y="3.233cm" svg:viewBox="0 0 675 669" svg:d="M196 14c-8-14-8-14-28-14h-168v31h28c17 0 36 0 50 2 23 3 23 3 23 23v511c0 28 0 72-101 72v30c34 0 84-2 115-2 33 0 81 2 117 2v-30c-103 0-103-44-103-72v-511c5 5 5 8 11 13l403 587c9 13 9 13 17 13 14 0 14-5 14-24v-542c0-25 0-72 101-72v-31c-34 0-84 3-115 3-34 0-81-3-118-3v31c104 0 104 47 104 72v419z">
              <text:p/>
            </draw:path>
            <draw:polygon draw:style-name="gr2" draw:text-style-name="P2" draw:layer="layout" svg:width="0.041cm" svg:height="1.254cm" svg:x="15.02cm" svg:y="2.939cm" svg:viewBox="0 0 42 1255" draw:points="22,1255 0,1255 0,0 42,0 42,1255">
              <text:p/>
            </draw:polygon>
            <draw:polygon draw:style-name="gr2" draw:text-style-name="P2" draw:layer="layout" svg:width="1.956cm" svg:height="0.041cm" svg:x="13.105cm" svg:y="4.192cm" svg:viewBox="0 0 1957 42" draw:points="977,42 0,42 0,0 1957,0 1957,42">
              <text:p/>
            </draw:polygon>
          </draw:g>
          <draw:line draw:style-name="gr3" draw:text-style-name="P3" draw:layer="layout" svg:x1="13.204cm" svg:y1="17.1cm" svg:x2="15.284cm" svg:y2="17.1cm">
            <text:p/>
          </draw:line>
          <draw:connector draw:style-name="gr4" draw:text-style-name="P3" draw:layer="layout" draw:type="lines" svg:x1="14.144cm" svg:y1="4.235cm" svg:x2="14.158cm" svg:y2="17.082cm" svg:d="M14144 4235l14 12847" svg:viewBox="0 0 15 12848">
            <text:p/>
          </draw:connector>
        </draw:g>
        <draw:g>
          <draw:g>
            <svg:title>TexMaths</svg:title>
            <svg:desc>28§display§\fbox{HN}§svg§600§FALSE§</svg:desc>
            <draw:polygon draw:style-name="gr1" draw:text-style-name="P1" draw:layer="layout" svg:width="2.147cm" svg:height="1.34cm" svg:x="22.204cm" svg:y="2.8cm" svg:viewBox="0 0 2148 1341" draw:points="1075,1341 0,1341 0,0 2148,0 2148,1341">
              <text:p/>
            </draw:polygon>
            <draw:polygon draw:style-name="gr2" draw:text-style-name="P2" draw:layer="layout" svg:width="2.147cm" svg:height="0.041cm" svg:x="22.204cm" svg:y="2.8cm" svg:viewBox="0 0 2148 42" draw:points="1075,42 0,42 0,0 2148,0 2148,42">
              <text:p/>
            </draw:polygon>
            <draw:polygon draw:style-name="gr2" draw:text-style-name="P2" draw:layer="layout" svg:width="0.041cm" svg:height="1.262cm" svg:x="22.204cm" svg:y="2.84cm" svg:viewBox="0 0 42 1263" draw:points="22,1263 0,1263 0,0 42,0 42,1263">
              <text:p/>
            </draw:polygon>
            <draw:path draw:style-name="gr2" draw:text-style-name="P2" draw:layer="layout" svg:width="0.674cm" svg:height="0.672cm" svg:x="22.571cm" svg:y="3.135cm" svg:viewBox="0 0 675 673" svg:d="M574 78c0-36 0-48 79-48h22v-30c-34 3-106 3-146 3-36 0-112 0-145-3v30h22c78 0 78 12 78 48v229h-294v-229c0-36 0-48 79-48h22v-30c-33 3-106 3-145 3-37 0-112 0-146-3v30h22c79 0 79 12 79 48v521c0 32 0 44-79 44h-22v30c34-3 106-3 146-3 36 0 112 0 145 3v-30h-22c-79 0-79-12-79-44v-261h294v261c0 32 0 44-78 44h-22v30c33-3 106-3 145-3 37 0 112 0 146 3v-30h-22c-79 0-79-12-79-44z">
              <text:p/>
            </draw:path>
            <draw:path draw:style-name="gr2" draw:text-style-name="P2" draw:layer="layout" svg:width="0.674cm" svg:height="0.672cm" svg:x="23.31cm" svg:y="3.135cm" svg:viewBox="0 0 675 673" svg:d="M196 14c-8-14-8-14-28-14h-168v30h28c17 0 36 0 50 4 23 2 23 2 23 22v514c0 29 0 73-101 73v30c34 0 84-3 115-3 33 0 81 3 117 3v-30c-103 0-103-44-103-73v-514c5 5 5 8 11 14l403 589c9 14 9 14 17 14 14 0 14-5 14-24v-545c0-26 0-74 101-74v-30c-34 0-84 3-115 3-34 0-81-3-118-3v30c104 0 104 48 104 74v421z">
              <text:p/>
            </draw:path>
            <draw:polygon draw:style-name="gr2" draw:text-style-name="P2" draw:layer="layout" svg:width="0.041cm" svg:height="1.262cm" svg:x="24.31cm" svg:y="2.84cm" svg:viewBox="0 0 42 1263" draw:points="22,1263 0,1263 0,0 42,0 42,1263">
              <text:p/>
            </draw:polygon>
            <draw:polygon draw:style-name="gr2" draw:text-style-name="P2" draw:layer="layout" svg:width="2.147cm" svg:height="0.041cm" svg:x="22.204cm" svg:y="4.099cm" svg:viewBox="0 0 2148 42" draw:points="1075,42 0,42 0,0 2148,0 2148,42">
              <text:p/>
            </draw:polygon>
          </draw:g>
          <draw:line draw:style-name="gr3" draw:text-style-name="P3" draw:layer="layout" svg:x1="22.204cm" svg:y1="17cm" svg:x2="24.284cm" svg:y2="17cm">
            <text:p/>
          </draw:line>
          <draw:connector draw:style-name="gr4" draw:text-style-name="P3" draw:layer="layout" draw:type="lines" svg:x1="23.244cm" svg:y1="4.141cm" svg:x2="23.209cm" svg:y2="16.989cm" svg:d="M23244 4141l-35 12848" svg:viewBox="0 0 36 12849">
            <text:p/>
          </draw:connector>
        </draw:g>
        <draw:g>
          <draw:g>
            <svg:title>TexMaths</svg:title>
            <svg:desc>28§display§\fbox{FUE}§svg§600§FALSE§</svg:desc>
            <draw:polygon draw:style-name="gr1" draw:text-style-name="P1" draw:layer="layout" svg:width="2.721cm" svg:height="1.362cm" svg:x="6.005cm" svg:y="2.9cm" svg:viewBox="0 0 2722 1363" draw:points="1361,1363 0,1363 0,0 2722,0 2722,1363">
              <text:p/>
            </draw:polygon>
            <draw:polygon draw:style-name="gr2" draw:text-style-name="P2" draw:layer="layout" svg:width="2.721cm" svg:height="0.041cm" svg:x="6.005cm" svg:y="2.9cm" svg:viewBox="0 0 2722 42" draw:points="1361,42 0,42 0,0 2722,0 2722,42">
              <text:p/>
            </draw:polygon>
            <draw:polygon draw:style-name="gr2" draw:text-style-name="P2" draw:layer="layout" svg:width="0.041cm" svg:height="1.282cm" svg:x="6.005cm" svg:y="2.94cm" svg:viewBox="0 0 42 1283" draw:points="22,1283 0,1283 0,0 42,0 42,1283">
              <text:p/>
            </draw:polygon>
            <draw:path draw:style-name="gr2" draw:text-style-name="P2" draw:layer="layout" svg:width="0.57cm" svg:height="0.681cm" svg:x="6.372cm" svg:y="3.243cm" svg:viewBox="0 0 571 682" svg:d="M543 0h-543v32h22c79 0 79 10 79 48v522c0 36 0 48-79 48h-22v32c34-4 112-4 151-4s129 0 165 4v-32h-33c-93 0-93-15-93-48v-247h84c96 0 107 34 107 118h22v-266h-22c0 85-11 116-107 116h-84v-253c0-33 3-38 48-38h120c146 0 171 56 188 193h25z">
              <text:p/>
            </draw:path>
            <draw:path draw:style-name="gr2" draw:text-style-name="P2" draw:layer="layout" svg:width="0.674cm" svg:height="0.706cm" svg:x="7.016cm" svg:y="3.24cm" svg:viewBox="0 0 675 707" svg:d="M543 454c0 142-95 222-190 222-48 0-163-26-163-216v-380c0-38 0-48 79-48h22v-32c-33 3-106 3-145 3-37 0-112 0-146-3v32h22c79 0 79 10 79 48v377c0 139 115 250 249 250 115 0 204-94 221-207 3-21 3-32 3-71v-321c0-32 0-76 101-76v-32c-37 0-84 3-118 3-33 0-81-3-117-3v32c103 0 103 48 103 73z">
              <text:p/>
            </draw:path>
            <draw:path draw:style-name="gr2" draw:text-style-name="P2" draw:layer="layout" svg:width="0.612cm" svg:height="0.681cm" svg:x="7.752cm" svg:y="3.243cm" svg:viewBox="0 0 613 682" svg:d="M101 602c0 36 0 48-79 48h-22v32h571l42-259h-25c-25 153-48 227-218 227h-132c-48 0-48-6-48-40v-267h90c95 0 106 32 106 117h26v-267h-26c0 88-11 119-106 119h-90v-242c0-33 0-38 48-38h129c151 0 176 53 193 193h25l-28-225h-557v32h22c79 0 79 10 79 48z">
              <text:p/>
            </draw:path>
            <draw:polygon draw:style-name="gr2" draw:text-style-name="P2" draw:layer="layout" svg:width="0.041cm" svg:height="1.282cm" svg:x="8.685cm" svg:y="2.94cm" svg:viewBox="0 0 42 1283" draw:points="22,1283 0,1283 0,0 42,0 42,1283">
              <text:p/>
            </draw:polygon>
            <draw:polygon draw:style-name="gr2" draw:text-style-name="P2" draw:layer="layout" svg:width="2.721cm" svg:height="0.041cm" svg:x="6.005cm" svg:y="4.22cm" svg:viewBox="0 0 2722 42" draw:points="1361,42 0,42 0,0 2722,0 2722,42">
              <text:p/>
            </draw:polygon>
          </draw:g>
          <draw:line draw:style-name="gr3" draw:text-style-name="P3" draw:layer="layout" svg:x1="6.404cm" svg:y1="17cm" svg:x2="8.484cm" svg:y2="17cm">
            <text:p/>
          </draw:line>
          <draw:connector draw:style-name="gr4" draw:text-style-name="P3" draw:layer="layout" draw:type="lines" svg:x1="7.344cm" svg:y1="4.262cm" svg:x2="7.357cm" svg:y2="16.943cm" svg:d="M7344 4262l13 12681" svg:viewBox="0 0 14 12682">
            <text:p/>
          </draw:connector>
        </draw:g>
        <draw:g>
          <svg:title>TexMaths</svg:title>
          <svg:desc>20§display§S = \left\lbrace s = \langle i, \mathcal{K},SQN,\kappa,p,p'\rangle \vert \forall i \in I \right\rbrace§svg§600§FALSE§</svg:desc>
          <draw:polygon draw:style-name="gr1" draw:text-style-name="P1" draw:layer="layout" svg:width="11.267cm" svg:height="0.741cm" svg:x="16.132cm" svg:y="1.498cm" svg:viewBox="0 0 11268 742" draw:points="5634,742 0,742 0,0 11268,0 11268,742">
            <text:p/>
          </draw:polygon>
          <draw:path draw:style-name="gr2" draw:text-style-name="P2" draw:layer="layout" svg:width="0.417cm" svg:height="0.513cm" svg:x="16.168cm" svg:y="1.5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2" draw:text-style-name="P2" draw:layer="layout" svg:width="0.469cm" svg:height="0.165cm" svg:x="16.838cm" svg:y="1.804cm" svg:viewBox="0 0 470 166" svg:d="M446 28c10 0 24 0 24-14s-14-14-24-14h-422c-10 0-24 0-24 14s14 14 24 14zM446 166c10 0 24 0 24-14s-14-14-24-14h-422c-10 0-24 0-24 14s14 14 24 14z">
            <text:p/>
          </draw:path>
          <draw:path draw:style-name="gr2" draw:text-style-name="P2" draw:layer="layout" svg:width="0.251cm" svg:height="0.703cm" svg:x="17.592cm" svg:y="1.534cm" svg:viewBox="0 0 252 704" svg:d="M150 94c0-28 18-74 96-78 2-2 6-4 6-8 0-8-6-8-14-8-70 0-136 36-136 88v160c0 28 0 50-28 74-26 20-52 22-68 22-4 2-6 4-6 8 0 8 4 8 12 8 46 4 80 28 88 62 2 8 2 10 2 36v140c0 28 0 52 34 78 28 22 74 28 102 28 8 0 14 0 14-6 0-8-4-8-12-8-44-4-80-26-88-62-2-6-2-8-2-34v-148c0-32-6-44-28-66-16-14-36-22-56-28 58-16 84-48 84-90z">
            <text:p/>
          </draw:path>
          <draw:path draw:style-name="gr2" draw:text-style-name="P2" draw:layer="layout" svg:width="0.259cm" svg:height="0.319cm" svg:x="17.928cm" svg:y="1.75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2" draw:text-style-name="P2" draw:layer="layout" svg:width="0.469cm" svg:height="0.165cm" svg:x="18.456cm" svg:y="1.804cm" svg:viewBox="0 0 470 166" svg:d="M446 28c10 0 24 0 24-14s-14-14-24-14h-422c-10 0-24 0-24 14s14 14 24 14zM446 166c10 0 24 0 24-14s-14-14-24-14h-422c-10 0-24 0-24 14s14 14 24 14z">
            <text:p/>
          </draw:path>
          <draw:path draw:style-name="gr2" draw:text-style-name="P2" draw:layer="layout" svg:width="0.157cm" svg:height="0.703cm" svg:x="19.236cm" svg:y="1.534cm" svg:viewBox="0 0 158 704" svg:d="M156 26c2-6 2-8 2-12 0-8-6-14-14-14-6 0-10 4-16 16l-124 324c-2 4-4 8-4 12 0 2 0 4 4 12l124 324c2 8 6 16 16 16 8 0 14-6 14-14 0-2 0-2-2-10l-126-328z">
            <text:p/>
          </draw:path>
          <draw:path draw:style-name="gr2" draw:text-style-name="P2" draw:layer="layout" svg:width="0.187cm" svg:height="0.473cm" svg:x="19.452cm" svg:y="1.59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2" draw:text-style-name="P2" draw:layer="layout" svg:width="0.083cm" svg:height="0.211cm" svg:x="19.734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495cm" svg:height="0.513cm" svg:x="20.008cm" svg:y="1.566cm" svg:viewBox="0 0 496 514" svg:d="M118 48c-8 154-72 340-114 450-4 8-4 10-4 10 0 6 6 6 8 6 12 0 38-14 48-28 4-4 96-236 116-414 4-28 6-58 6-60 0-10 0-12-8-12s-28 10-42 18c-34 16-60 30-60 42 0 4 4 4 8 4 6 0 8 0 42-16zM492 408c0 0 0-6-8-6-4 0-12 0-22 8-8 6-10 8-14 20-18 52-88 52-88 52-70 0-168-220-168-284 0-12 2-18 26-44 52-52 178-124 210-124 16 0 26 12 26 30 0 4-2 8-2 12s2 8 8 8c2 0 36-4 36-38 0-24-14-42-40-42-48 0-146 56-202 96-30 22-106 76-106 120 0 60 72 212 124 264 24 24 38 34 60 34 54 0 112-30 138-64 20-22 22-40 22-42z">
            <text:p/>
          </draw:path>
          <draw:path draw:style-name="gr2" draw:text-style-name="P2" draw:layer="layout" svg:width="0.083cm" svg:height="0.211cm" svg:x="20.594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417cm" svg:height="0.513cm" svg:x="20.882cm" svg:y="1.5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2" draw:text-style-name="P2" draw:layer="layout" svg:width="0.487cm" svg:height="0.633cm" svg:x="21.35cm" svg:y="1.566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2" draw:text-style-name="P2" draw:layer="layout" svg:width="0.593cm" svg:height="0.481cm" svg:x="21.9cm" svg:y="1.582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2" draw:text-style-name="P2" draw:layer="layout" svg:width="0.083cm" svg:height="0.211cm" svg:x="22.536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347cm" svg:height="0.319cm" svg:x="22.826cm" svg:y="1.75cm" svg:viewBox="0 0 348 320" svg:d="M2 286c-2 8-2 10-2 16 0 12 10 18 20 18 22 0 26-16 32-40s2-12 32-130c60 2 122 14 122 60 0 6 0 8-2 16-2 10-4 18-4 24 0 42 30 70 66 70 22 0 40-12 54-36 18-30 28-72 28-72 0-8-8-8-10-8-6 0-8 4-10 14-12 48-28 86-60 86-16 0-24-8-24-34 0-10 4-26 6-38 2-8 4-16 4-24 0-66-98-72-138-72 24-14 46-32 66-48 32-28 52-46 80-58 0 4-2 12-2 16 0 8 4 24 26 24s38-20 38-38c0-6-2-24-28-24-42 0-84 36-116 62-48 40-64 50-90 60 2-8 10-44 14-56 4-18 12-52 12-54 0-12-8-20-20-20-2 0-22 0-28 26z">
            <text:p/>
          </draw:path>
          <draw:path draw:style-name="gr2" draw:text-style-name="P2" draw:layer="layout" svg:width="0.083cm" svg:height="0.211cm" svg:x="23.252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367cm" svg:height="0.449cm" svg:x="23.482cm" svg:y="1.7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2" draw:text-style-name="P2" draw:layer="layout" svg:width="0.083cm" svg:height="0.211cm" svg:x="23.918cm" svg:y="1.9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2" draw:text-style-name="P2" draw:layer="layout" svg:width="0.367cm" svg:height="0.449cm" svg:x="24.148cm" svg:y="1.75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2" draw:text-style-name="P2" draw:layer="layout" svg:width="0.125cm" svg:height="0.255cm" svg:x="24.548cm" svg:y="1.496cm" svg:viewBox="0 0 126 256" svg:d="M120 44c4-10 6-14 6-16 0-16-14-28-30-28-20 0-26 16-28 24l-66 214c0 2-2 8-2 8 0 6 16 10 20 10 2 0 4 0 6-8z">
            <text:p/>
          </draw:path>
          <draw:path draw:style-name="gr2" draw:text-style-name="P2" draw:layer="layout" svg:width="0.157cm" svg:height="0.703cm" svg:x="24.76cm" svg:y="1.534cm" svg:viewBox="0 0 158 704" svg:d="M156 364c2-8 2-10 2-12s0-4-2-12l-126-324c-4-12-8-16-16-16s-14 6-14 14c0 2 0 4 4 12l126 326-126 326c-4 8-4 10-4 12 0 8 6 14 14 14 10 0 12-6 16-14z">
            <text:p/>
          </draw:path>
          <draw:path draw:style-name="gr2" draw:text-style-name="P2" draw:layer="layout" svg:width="0.029cm" svg:height="0.703cm" svg:x="25.078cm" svg:y="1.534cm" svg:viewBox="0 0 30 704" svg:d="M30 26c0-14 0-26-14-26-16 0-16 12-16 26v654c0 12 0 24 16 24 14 0 14-12 14-24z">
            <text:p/>
          </draw:path>
          <draw:path draw:style-name="gr2" draw:text-style-name="P2" draw:layer="layout" svg:width="0.391cm" svg:height="0.505cm" svg:x="25.19cm" svg:y="1.574cm" svg:viewBox="0 0 392 506" svg:d="M390 26c2-6 2-8 2-12 0-6-4-14-14-14-8 0-12 8-16 16l-58 156h-214l-60-156c-4-10-6-16-16-16-6 0-14 8-14 14 0 2 0 2 4 12l176 464c4 8 8 16 16 16 10 0 14-8 16-16zM100 200h192l-96 250z">
            <text:p/>
          </draw:path>
          <draw:path draw:style-name="gr2" draw:text-style-name="P2" draw:layer="layout" svg:width="0.187cm" svg:height="0.473cm" svg:x="25.6cm" svg:y="1.596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2" draw:text-style-name="P2" draw:layer="layout" svg:width="0.353cm" svg:height="0.409cm" svg:x="26.076cm" svg:y="1.682cm" svg:viewBox="0 0 354 410" svg:d="M328 218c12 0 26 0 26-14s-14-14-26-14h-300c10-94 90-162 190-162h110c12 0 26 0 26-14s-14-14-26-14h-110c-122 0-218 92-218 204 0 114 96 206 218 206h110c12 0 26 0 26-14s-14-14-26-14h-110c-100 0-180-68-190-164z">
            <text:p/>
          </draw:path>
          <draw:path draw:style-name="gr2" draw:text-style-name="P2" draw:layer="layout" svg:width="0.327cm" svg:height="0.481cm" svg:x="26.706cm" svg:y="1.582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2" draw:text-style-name="P2" draw:layer="layout" svg:width="0.251cm" svg:height="0.703cm" svg:x="27.096cm" svg:y="1.534cm" svg:viewBox="0 0 252 704" svg:d="M102 612c0 28-18 72-96 78-4 0-6 2-6 8s8 6 14 6c68 0 134-34 136-88v-160c0-28 0-50 28-74 24-20 52-22 68-22 2 0 6-4 6-8 0-6-4-6-12-8-46-2-80-28-88-62-2-8-2-10-2-34v-140c0-30 0-52-34-80-28-20-78-28-102-28-6 0-14 0-14 8 0 6 4 6 12 8 44 2 78 24 88 60 2 8 2 8 2 34v148c0 32 6 44 28 66 16 16 36 22 56 28-58 16-84 50-84 90z">
            <text:p/>
          </draw:path>
        </draw:g>
        <draw:line draw:style-name="gr5" draw:text-style-name="P3" draw:layer="layout" svg:x1="7.344cm" svg:y1="7.3cm" svg:x2="14.144cm" svg:y2="7.3cm">
          <text:p/>
        </draw:line>
        <draw:g>
          <svg:title>TexMaths</svg:title>
          <svg:desc>19§display§\text{Attach  request } (q_1)§svg§600§FALSE§</svg:desc>
          <draw:polygon draw:style-name="gr1" draw:text-style-name="P1" draw:layer="layout" svg:width="5.646cm" svg:height="0.666cm" svg:x="7.756cm" svg:y="6.507cm" svg:viewBox="0 0 5647 667" draw:points="2824,667 0,667 0,0 5647,0 5647,667">
            <text:p/>
          </draw:polygon>
          <draw:path draw:style-name="gr2" draw:text-style-name="P2" draw:layer="layout" svg:width="0.459cm" svg:height="0.48cm" svg:x="7.777cm" svg:y="6.52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2" draw:text-style-name="P2" draw:layer="layout" svg:width="0.21cm" svg:height="0.419cm" svg:x="8.25cm" svg:y="6.594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21cm" svg:height="0.419cm" svg:x="8.508cm" svg:y="6.594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303cm" svg:height="0.307cm" svg:x="8.782cm" svg:y="6.70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text-style-name="P2" draw:layer="layout" svg:width="0.256cm" svg:height="0.307cm" svg:x="9.109cm" svg:y="6.70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2" draw:text-style-name="P2" draw:layer="layout" svg:width="0.337cm" svg:height="0.465cm" svg:x="9.384cm" svg:y="6.543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2" draw:text-style-name="P2" draw:layer="layout" svg:width="0.225cm" svg:height="0.295cm" svg:x="9.975cm" svg:y="6.7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2" draw:text-style-name="P2" draw:layer="layout" svg:width="0.259cm" svg:height="0.307cm" svg:x="10.236cm" svg:y="6.70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33cm" svg:height="0.427cm" svg:x="10.536cm" svg:y="6.7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2" draw:text-style-name="P2" draw:layer="layout" svg:width="0.337cm" svg:height="0.303cm" svg:x="10.885cm" svg:y="6.7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1.252cm" svg:y="6.70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219cm" svg:height="0.307cm" svg:x="11.55cm" svg:y="6.70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1cm" svg:height="0.419cm" svg:x="11.803cm" svg:y="6.594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157cm" svg:height="0.668cm" svg:x="12.354cm" svg:y="6.50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2" draw:text-style-name="P2" draw:layer="layout" svg:width="0.276cm" svg:height="0.427cm" svg:x="12.573cm" svg:y="6.7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2" draw:text-style-name="P2" draw:layer="layout" svg:width="0.172cm" svg:height="0.311cm" svg:x="12.894cm" svg:y="6.796cm" svg:viewBox="0 0 173 312" svg:d="M106 13c0-13 0-13-13-13-30 30-74 30-93 30v18c11 0 42 0 68-14v240c0 15 0 21-47 21h-17v17c7 0 66-2 83-2 16 0 75 2 86 2v-17h-19c-48 0-48-6-48-21z">
            <text:p/>
          </draw:path>
          <draw:path draw:style-name="gr2" draw:text-style-name="P2" draw:layer="layout" svg:width="0.157cm" svg:height="0.668cm" svg:x="13.181cm" svg:y="6.50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3" draw:layer="layout" svg:x1="14.144cm" svg:y1="7.3cm" svg:x2="23.244cm" svg:y2="7.3cm">
          <text:p/>
        </draw:line>
        <draw:g>
          <svg:title>TexMaths</svg:title>
          <svg:desc>19§latex§\text{AV request} ($q_1$)§svg§600§FALSE§</svg:desc>
          <draw:polygon draw:style-name="gr1" draw:text-style-name="P1" draw:layer="layout" svg:width="4.589cm" svg:height="0.666cm" svg:x="16.928cm" svg:y="6.507cm" svg:viewBox="0 0 4590 667" draw:points="2295,667 0,667 0,0 4590,0 4590,667">
            <text:p/>
          </draw:polygon>
          <draw:path draw:style-name="gr2" draw:text-style-name="P2" draw:layer="layout" svg:width="0.459cm" svg:height="0.48cm" svg:x="16.949cm" svg:y="6.528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2" draw:text-style-name="P2" draw:layer="layout" svg:width="0.476cm" svg:height="0.472cm" svg:x="17.365cm" svg:y="6.551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2" draw:text-style-name="P2" draw:layer="layout" svg:width="0.225cm" svg:height="0.295cm" svg:x="18.093cm" svg:y="6.7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2" draw:text-style-name="P2" draw:layer="layout" svg:width="0.259cm" svg:height="0.307cm" svg:x="18.353cm" svg:y="6.7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33cm" svg:height="0.427cm" svg:x="18.653cm" svg:y="6.7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text-style-name="P2" draw:layer="layout" svg:width="0.337cm" svg:height="0.303cm" svg:x="19.003cm" svg:y="6.7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9.369cm" svg:y="6.706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219cm" svg:height="0.307cm" svg:x="19.669cm" svg:y="6.706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2" draw:text-style-name="P2" draw:layer="layout" svg:width="0.21cm" svg:height="0.419cm" svg:x="19.922cm" svg:y="6.594cm" svg:viewBox="0 0 211 420" svg:d="M104 144h95v-20h-95v-124h-17c-2 55-21 127-87 129v15h57v185c0 83 63 91 87 91 48 0 67-47 67-91v-38h-17v38c0 49-19 74-46 74-44 0-44-61-44-72z">
            <text:p/>
          </draw:path>
          <draw:path draw:style-name="gr2" draw:text-style-name="P2" draw:layer="layout" svg:width="0.157cm" svg:height="0.668cm" svg:x="20.467cm" svg:y="6.50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2" draw:text-style-name="P2" draw:layer="layout" svg:width="0.276cm" svg:height="0.427cm" svg:x="20.688cm" svg:y="6.71cm" svg:viewBox="0 0 277 428" svg:d="M277 8c0-4-2-8-7-8-8 0-34 27-46 48-15-37-40-48-63-48-77 0-161 99-161 196 0 66 40 108 89 108 29 0 55-17 78-40-6 23-26 114-28 120-6 19-12 21-50 23-9 0-15 0-15 13 0 0 0 8 10 8 20 0 43-4 66-4s48 4 68 4c4 0 14 0 14-16 0-5-8-5-17-5-33 0-33-6-33-12 0-5 0-9 2-15zM91 289c-40 0-44-51-44-63 0-32 19-104 31-133 21-49 57-78 83-78 44 0 54 53 54 59 0 4-36 150-38 154-12 19-48 61-86 61z">
            <text:p/>
          </draw:path>
          <draw:path draw:style-name="gr2" draw:text-style-name="P2" draw:layer="layout" svg:width="0.172cm" svg:height="0.311cm" svg:x="21.009cm" svg:y="6.796cm" svg:viewBox="0 0 173 312" svg:d="M106 13c0-13 0-13-13-13-30 30-74 30-93 30v18c11 0 42 0 68-14v240c0 15 0 21-47 21h-17v17c7 0 66-2 83-2 16 0 74 2 86 2v-17h-19c-48 0-48-6-48-21z">
            <text:p/>
          </draw:path>
          <draw:path draw:style-name="gr2" draw:text-style-name="P2" draw:layer="layout" svg:width="0.157cm" svg:height="0.668cm" svg:x="21.296cm" svg:y="6.505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6" draw:text-style-name="P4" draw:layer="layout" svg:width="17cm" svg:height="2cm" svg:x="10.6cm" svg:y="7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{if} q_1 = s_{p'} \text{ then }

§svg§600§FALSE§</svg:desc>
          <draw:polygon draw:style-name="gr1" draw:text-style-name="P1" draw:layer="layout" svg:width="4.479cm" svg:height="0.656cm" svg:x="12.222cm" svg:y="7.71cm" svg:viewBox="0 0 4480 657" draw:points="2240,657 0,657 0,0 4480,0 4480,657">
            <text:p/>
          </draw:polygon>
          <draw:path draw:style-name="gr2" draw:text-style-name="P2" draw:layer="layout" svg:width="0.143cm" svg:height="0.447cm" svg:x="12.245cm" svg:y="7.727cm" svg:viewBox="0 0 144 448" svg:d="M97 152l-95 8v21c45 0 51 3 51 36v180c0 30-7 31-53 31v20c21 0 59-1 74-1 25 0 48 1 70 1v-20c-43 0-47-4-47-29zM101 36c0-23-17-36-36-36-21 0-37 19-37 36s16 34 37 34c19 0 36-13 36-34z">
            <text:p/>
          </draw:path>
          <draw:path draw:style-name="gr2" draw:text-style-name="P2" draw:layer="layout" svg:width="0.217cm" svg:height="0.472cm" svg:x="12.429cm" svg:y="7.70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2" draw:text-style-name="P2" draw:layer="layout" svg:width="0.33cm" svg:height="0.427cm" svg:x="12.857cm" svg:y="7.879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text-style-name="P2" draw:layer="layout" svg:width="0.172cm" svg:height="0.311cm" svg:x="13.237cm" svg:y="7.962cm" svg:viewBox="0 0 173 312" svg:d="M106 13c0-13 0-13-13-13-30 30-74 30-93 30v18c11 0 42 0 68-14v240c0 15 0 21-47 21h-17v17c7 0 66-2 83-2 16 0 74 2 86 2v-17h-19c-48 0-48-6-48-21z">
            <text:p/>
          </draw:path>
          <draw:path draw:style-name="gr2" draw:text-style-name="P2" draw:layer="layout" svg:width="0.445cm" svg:height="0.157cm" svg:x="13.71cm" svg:y="7.928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2" draw:text-style-name="P2" draw:layer="layout" svg:width="0.246cm" svg:height="0.303cm" svg:x="14.411cm" svg:y="7.879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2" draw:text-style-name="P2" draw:layer="layout" svg:width="0.261cm" svg:height="0.297cm" svg:x="14.688cm" svg:y="8.067cm" svg:viewBox="0 0 262 298" svg:d="M36 264c-4 13-4 17-23 17-7 0-13 0-13 12 0 3 4 5 6 5 13 0 28-2 41-2 16 0 35 2 50 2 4 0 9-2 9-9 0-8-7-8-13-8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7-41-42 0-2 0-6 0-8z">
            <text:p/>
          </draw:path>
          <draw:path draw:style-name="gr2" draw:text-style-name="P2" draw:layer="layout" svg:width="0.094cm" svg:height="0.176cm" svg:x="14.996cm" svg:y="7.95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21cm" svg:height="0.419cm" svg:x="15.414cm" svg:y="7.763cm" svg:viewBox="0 0 211 420" svg:d="M104 144h95v-20h-95v-124h-17c-2 55-21 127-87 129v15h57v185c0 83 63 91 87 91 48 0 67-48 67-91v-38h-17v38c0 49-19 74-46 74-44 0-44-61-44-72z">
            <text:p/>
          </draw:path>
          <draw:path draw:style-name="gr2" draw:text-style-name="P2" draw:layer="layout" svg:width="0.337cm" svg:height="0.465cm" svg:x="15.682cm" svg:y="7.71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2" draw:text-style-name="P2" draw:layer="layout" svg:width="0.259cm" svg:height="0.307cm" svg:x="16.05cm" svg:y="7.875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337cm" svg:height="0.295cm" svg:x="16.351cm" svg:y="7.879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7 0 53 3 53 38z">
            <text:p/>
          </draw:path>
        </draw:g>
        <draw:g>
          <svg:title>TexMaths</svg:title>
          <svg:desc>19§latex§$\text{update } s_p \leftarrow s_{p'}; s_{p'} \leftarrow \left\lbrace 0,1\right\rbrace^{34} \notin \left\lbrace \right s_p,s_{p'}\vert \forall s \in S\rbrace $§svg§600§FALSE§</svg:desc>
          <draw:polygon draw:style-name="gr1" draw:text-style-name="P1" draw:layer="layout" svg:width="14.553cm" svg:height="0.828cm" svg:x="12.872cm" svg:y="8.376cm" svg:viewBox="0 0 14554 829" draw:points="7277,829 0,829 0,0 14554,0 14554,829">
            <text:p/>
          </draw:polygon>
          <draw:path draw:style-name="gr2" draw:text-style-name="P2" draw:layer="layout" svg:width="0.337cm" svg:height="0.303cm" svg:x="12.893cm" svg:y="8.716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2" draw:text-style-name="P2" draw:layer="layout" svg:width="0.33cm" svg:height="0.427cm" svg:x="13.26cm" svg:y="8.716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2" draw:text-style-name="P2" draw:layer="layout" svg:width="0.33cm" svg:height="0.472cm" svg:x="13.653cm" svg:y="8.549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2" draw:text-style-name="P2" draw:layer="layout" svg:width="0.303cm" svg:height="0.307cm" svg:x="14.027cm" svg:y="8.713cm" svg:viewBox="0 0 304 308" svg:d="M196 251c2 27 21 55 53 55 13 0 55-9 55-65v-38h-17v38c0 38-17 44-25 44-23 0-24-30-24-34v-135c0-29-1-53-25-80-27-25-59-36-91-36-56 0-103 32-103 76 0 21 13 32 32 32 17 0 31-13 31-32 0-8-4-30-34-30 17-23 51-31 72-31 32 0 70 27 70 86v24c-34 2-80 4-123 25-50 23-67 57-67 88 0 53 65 70 108 70 44 0 74-27 88-57zM190 141v66c0 65-48 88-78 88-32 0-61-25-61-59 0-36 29-92 139-95z">
            <text:p/>
          </draw:path>
          <draw:path draw:style-name="gr2" draw:text-style-name="P2" draw:layer="layout" svg:width="0.21cm" svg:height="0.419cm" svg:x="14.345cm" svg:y="8.602cm" svg:viewBox="0 0 211 420" svg:d="M105 144h95v-20h-95v-124h-18c-1 55-20 127-87 129v15h57v185c0 83 63 91 87 91 48 0 67-47 67-91v-38h-17v38c0 49-19 74-46 74-43 0-43-61-43-72z">
            <text:p/>
          </draw:path>
          <draw:path draw:style-name="gr2" draw:text-style-name="P2" draw:layer="layout" svg:width="0.259cm" svg:height="0.307cm" svg:x="14.609cm" svg:y="8.71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2" draw:text-style-name="P2" draw:layer="layout" svg:width="0.246cm" svg:height="0.303cm" svg:x="15.152cm" svg:y="8.7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2" draw:text-style-name="P2" draw:layer="layout" svg:width="0.261cm" svg:height="0.297cm" svg:x="15.428cm" svg:y="8.9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594cm" svg:height="0.349cm" svg:x="15.96cm" svg:y="8.671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2" draw:text-style-name="P2" draw:layer="layout" svg:width="0.246cm" svg:height="0.303cm" svg:x="16.809cm" svg:y="8.7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17.084cm" svg:y="8.9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17.39cm" svg:y="8.79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073cm" svg:height="0.417cm" svg:x="17.632cm" svg:y="8.724cm" svg:viewBox="0 0 74 418" svg:d="M72 36c0-21-15-36-36-36-19 0-36 15-36 36 0 19 17 34 36 34 21 0 36-15 36-34zM59 281c0 19 0 73-44 122-4 6-4 6-4 8 0 5 4 7 6 7 8 0 57-53 57-131 0-19 0-68-38-68-25 0-36 17-36 34 0 19 11 36 36 36 4 0 6 0 6 0 5-2 11-2 17-8z">
            <text:p/>
          </draw:path>
          <draw:path draw:style-name="gr2" draw:text-style-name="P2" draw:layer="layout" svg:width="0.246cm" svg:height="0.303cm" svg:x="17.905cm" svg:y="8.7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2" draw:text-style-name="P2" draw:layer="layout" svg:width="0.261cm" svg:height="0.297cm" svg:x="18.183cm" svg:y="8.9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18.488cm" svg:y="8.79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594cm" svg:height="0.349cm" svg:x="18.895cm" svg:y="8.671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2" draw:text-style-name="P2" draw:layer="layout" svg:width="0.238cm" svg:height="0.668cm" svg:x="19.756cm" svg:y="8.511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2-6-1-8-1-32v-141c0-31-6-42-27-63-15-13-34-21-53-26 55-16 80-46 80-86z">
            <text:p/>
          </draw:path>
          <draw:path draw:style-name="gr2" draw:text-style-name="P2" draw:layer="layout" svg:width="0.282cm" svg:height="0.461cm" svg:x="20.067cm" svg:y="8.568cm" svg:viewBox="0 0 283 462" svg:d="M283 232c0-53-4-107-26-156-31-65-86-76-114-76-42 0-90 17-118 80-21 45-25 99-25 152 0 51 2 110 30 161 29 56 78 69 111 69 36 0 87-15 117-78 21-46 25-99 25-152zM141 447c-25 0-65-17-78-82-8-40-8-101-8-141 0-43 0-87 6-123 13-80 62-86 80-86 22 0 66 12 79 78 8 38 8 89 8 131 0 50 0 95-8 139-11 63-49 84-79 84z">
            <text:p/>
          </draw:path>
          <draw:path draw:style-name="gr2" draw:text-style-name="P2" draw:layer="layout" svg:width="0.079cm" svg:height="0.2cm" svg:x="20.432cm" svg:y="8.94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21cm" svg:height="0.446cm" svg:x="20.73cm" svg:y="8.568cm" svg:viewBox="0 0 222 447" svg:d="M139 17c0-15 0-17-15-17-42 44-103 44-124 44v21c13 0 53 0 87-19v347c0 25-1 33-62 33h-21v21c25-2 82-2 110-2 27 0 86 0 108 2v-21h-21c-60 0-62-8-62-33z">
            <text:p/>
          </draw:path>
          <draw:path draw:style-name="gr2" draw:text-style-name="P2" draw:layer="layout" svg:width="0.238cm" svg:height="0.668cm" svg:x="21.052cm" svg:y="8.511cm" svg:viewBox="0 0 239 669" svg:d="M97 582c0 26-17 68-91 74-4 0-6 2-6 7 0 6 8 6 13 6 65 0 128-32 130-84v-152c0-26-1-47 26-70 23-19 50-21 65-21 2 0 5-4 5-7 0-6-3-6-11-8-44-2-76-27-84-59-2-8-1-9-1-32v-133c0-29 0-50-33-76-26-19-74-27-97-27-5 0-13 0-13 8 0 5 4 5 11 7 42 2 75 23 84 57 2 8 2 8 2 33v140c0 31 6 42 27 63 15 15 34 21 53 27-55 15-80 47-80 85z">
            <text:p/>
          </draw:path>
          <draw:path draw:style-name="gr2" draw:text-style-name="P2" draw:layer="layout" svg:width="0.216cm" svg:height="0.32cm" svg:x="21.365cm" svg:y="8.367cm" svg:viewBox="0 0 217 321" svg:d="M103 156c38 0 64 25 64 76 0 57-34 74-62 74-19 0-59-4-80-32 23 0 28-17 28-27 0-15-11-25-26-25-14 0-27 8-27 27 0 44 49 72 106 72 65 0 111-43 111-89 0-38-31-74-82-86 49-17 66-53 66-81 0-36-41-65-95-65-51 0-91 25-91 63 0 17 10 24 25 24 13 0 23-9 23-22 0-16-10-25-23-25 15-21 47-27 66-27 21 0 50 12 50 52 0 21-6 41-19 57-15 17-29 19-51 19-12 2-14 2-16 2s-5 0-5 5c0 8 5 8 13 8z">
            <text:p/>
          </draw:path>
          <draw:path draw:style-name="gr2" draw:text-style-name="P2" draw:layer="layout" svg:width="0.231cm" svg:height="0.316cm" svg:x="21.623cm" svg:y="8.361cm" svg:viewBox="0 0 232 317" svg:d="M232 240v-18h-53v-209c0-9 0-13-10-13-6 0-7 0-13 6l-156 216v18h139v39c0 16 0 21-38 21h-14v17c25-1 54-1 71-1 19 0 47 0 72 1v-17h-13c-38 0-38-5-38-21v-39zM143 51v171h-126z">
            <text:p/>
          </draw:path>
          <draw:path draw:style-name="gr2" draw:text-style-name="P2" draw:layer="layout" svg:width="0.261cm" svg:height="0.668cm" svg:x="22.203cm" svg:y="8.511cm" svg:viewBox="0 0 262 669" svg:d="M258 25c4-8 4-12 4-12 0-7-5-13-13-13-6 0-10 2-11 6l-234 638c-4 10-4 12-4 12 0 7 6 13 13 13 10 0 12-4 16-15z">
            <text:p/>
          </draw:path>
          <draw:path draw:style-name="gr2" draw:text-style-name="P2" draw:layer="layout" svg:width="0.335cm" svg:height="0.389cm" svg:x="22.148cm" svg:y="8.65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238cm" svg:height="0.668cm" svg:x="22.771cm" svg:y="8.511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2-6-1-8-1-32v-141c0-31-6-42-27-63-15-13-34-21-53-26 55-16 80-46 80-86z">
            <text:p/>
          </draw:path>
          <draw:path draw:style-name="gr2" draw:text-style-name="P2" draw:layer="layout" svg:width="0.246cm" svg:height="0.303cm" svg:x="23.282cm" svg:y="8.7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2" draw:text-style-name="P2" draw:layer="layout" svg:width="0.261cm" svg:height="0.297cm" svg:x="23.56cm" svg:y="8.9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79cm" svg:height="0.2cm" svg:x="23.926cm" svg:y="8.94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46cm" svg:height="0.303cm" svg:x="24.198cm" svg:y="8.7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4.475cm" svg:y="8.9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4.781cm" svg:y="8.79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028cm" svg:height="0.668cm" svg:x="25.045cm" svg:y="8.511cm" svg:viewBox="0 0 29 669" svg:d="M29 25c0-14-1-25-14-25-15 0-15 11-15 25v621c0 12 0 23 15 23 13 0 14-11 14-23z">
            <text:p/>
          </draw:path>
          <draw:path draw:style-name="gr2" draw:text-style-name="P2" draw:layer="layout" svg:width="0.371cm" svg:height="0.48cm" svg:x="25.15cm" svg:y="8.549cm" svg:viewBox="0 0 372 481" svg:d="M371 25c1-6 1-8 1-12 0-5-3-13-13-13-8 0-11 8-15 15l-55 148h-203l-57-148c-4-9-6-15-16-15-5 0-13 8-13 13 0 2 0 2 4 12l167 441c4 7 8 15 15 15 10 0 14-8 15-15zM95 190h182l-91 238z">
            <text:p/>
          </draw:path>
          <draw:path draw:style-name="gr2" draw:text-style-name="P2" draw:layer="layout" svg:width="0.246cm" svg:height="0.303cm" svg:x="25.554cm" svg:y="8.7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335cm" svg:height="0.389cm" svg:x="26.073cm" svg:y="8.65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2" draw:text-style-name="P2" draw:layer="layout" svg:width="0.396cm" svg:height="0.488cm" svg:x="26.681cm" svg:y="8.542cm" svg:viewBox="0 0 397 489" svg:d="M397 8c0-4 0-8-6-8-3 0-5 0-13 10l-32 38c-17-31-52-48-95-48-86 0-165 78-165 158 0 55 34 85 68 95l72 19c25 6 63 17 63 72 0 59-55 124-122 124-44 0-118-16-118-99 0-15 4-33 4-36 2-2 2-4 2-4 0-8-4-8-7-8-4 0-6 0-8 2s-40 156-40 158c0 4 4 8 8 8 3 0 3-2 11-12l34-38c29 40 74 50 112 50 91 0 171-90 171-173 0-48-22-71-32-78-15-17-27-19-85-35-16-3-40-11-46-11-17-8-40-27-40-63 0-53 53-110 116-110 57 0 97 29 97 105 0 20-2 32-2 36 0 2 0 7 8 7 7 0 7-2 9-13z">
            <text:p/>
          </draw:path>
          <draw:path draw:style-name="gr2" draw:text-style-name="P2" draw:layer="layout" svg:width="0.238cm" svg:height="0.668cm" svg:x="27.141cm" svg:y="8.511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draw:line draw:style-name="gr5" draw:text-style-name="P3" draw:layer="layout" svg:x1="7.344cm" svg:y1="12.488cm" svg:x2="14.135cm" svg:y2="12.488cm">
          <text:p/>
        </draw:line>
        <draw:line draw:style-name="gr5" draw:text-style-name="P3" draw:layer="layout" svg:x1="14.144cm" svg:y1="12.488cm" svg:x2="23.235cm" svg:y2="12.488cm">
          <text:p/>
        </draw:line>
        <draw:g>
          <draw:line draw:style-name="gr3" draw:text-style-name="P3" xml:id="id1" draw:id="id1" draw:layer="layout" svg:x1="1.704cm" svg:y1="17cm" svg:x2="3.784cm" svg:y2="17cm">
            <text:p/>
          </draw:line>
          <draw:connector draw:style-name="gr4" draw:text-style-name="P3" draw:layer="layout" draw:type="lines" svg:x1="2.744cm" svg:y1="4.254cm" svg:x2="2.744cm" svg:y2="17cm" draw:end-shape="id1" draw:end-glue-point="0" svg:d="M2744 4254v12166 580" svg:viewBox="0 0 1 12747">
            <text:p/>
          </draw:connector>
        </draw:g>
        <draw:g>
          <svg:title>TexMaths</svg:title>
          <svg:desc>28§latex§\fbox{UE}§svg§600§FALSE§</svg:desc>
          <draw:polygon draw:style-name="gr1" draw:text-style-name="P1" draw:layer="layout" svg:width="2.079cm" svg:height="1.343cm" svg:x="1.73cm" svg:y="2.956cm" svg:viewBox="0 0 2080 1344" draw:points="1039,1344 0,1344 0,0 2080,0 2080,1344">
            <text:p/>
          </draw:polygon>
          <draw:polygon draw:style-name="gr2" draw:text-style-name="P2" draw:layer="layout" svg:width="2.079cm" svg:height="0.041cm" svg:x="1.73cm" svg:y="2.956cm" svg:viewBox="0 0 2080 42" draw:points="1039,42 0,42 0,0 2080,0 2080,42">
            <text:p/>
          </draw:polygon>
          <draw:polygon draw:style-name="gr2" draw:text-style-name="P2" draw:layer="layout" svg:width="0.041cm" svg:height="1.265cm" svg:x="1.73cm" svg:y="2.995cm" svg:viewBox="0 0 42 1266" draw:points="22,1266 0,1266 0,0 42,0 42,1266">
            <text:p/>
          </draw:polygon>
          <draw:path draw:style-name="gr2" draw:text-style-name="P2" draw:layer="layout" svg:width="0.674cm" svg:height="0.696cm" svg:x="2.097cm" svg:y="3.292cm" svg:viewBox="0 0 675 697" svg:d="M543 448c0 140-95 218-190 218-48 0-163-25-163-212v-376c0-36 0-47 79-47h22v-31c-33 3-106 3-145 3-37 0-112 0-146-3v31h22c79 0 79 11 79 47v373c0 137 115 246 249 246 115 0 204-92 221-204 3-20 3-31 3-70v-317c0-30 0-75 101-75v-31c-37 0-84 3-118 3s-81-3-117-3v31c103 0 103 47 103 73z">
            <text:p/>
          </draw:path>
          <draw:path draw:style-name="gr2" draw:text-style-name="P2" draw:layer="layout" svg:width="0.612cm" svg:height="0.671cm" svg:x="2.836cm" svg:y="3.295cm" svg:viewBox="0 0 613 672" svg:d="M101 594c0 36 0 47-79 47h-22v31h571l42-255h-25c-25 151-48 224-218 224h-132c-48 0-48-5-48-39v-263h90c95 0 106 31 106 115h26v-264h-26c0 87-11 118-106 118h-90v-238c0-34 0-39 48-39h129c151 0 176 53 193 190h25l-28-221h-557v31h22c79 0 79 11 79 47z">
            <text:p/>
          </draw:path>
          <draw:polygon draw:style-name="gr2" draw:text-style-name="P2" draw:layer="layout" svg:width="0.041cm" svg:height="1.265cm" svg:x="3.768cm" svg:y="2.995cm" svg:viewBox="0 0 42 1266" draw:points="22,1266 0,1266 0,0 42,0 42,1266">
            <text:p/>
          </draw:polygon>
          <draw:polygon draw:style-name="gr2" draw:text-style-name="P2" draw:layer="layout" svg:width="2.079cm" svg:height="0.041cm" svg:x="1.73cm" svg:y="4.258cm" svg:viewBox="0 0 2080 42" draw:points="1039,42 0,42 0,0 2080,0 2080,42">
            <text:p/>
          </draw:polygon>
        </draw:g>
        <draw:custom-shape draw:style-name="gr7" draw:text-style-name="P4" draw:layer="layout" svg:width="17cm" svg:height="1.2cm" svg:x="10.6cm" svg:y="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i, \mathcal{K},SQN, \kappa,p,p' \leftarrow s \in S \text{ where }§svg§600§FALSE§</svg:desc>
          <draw:polygon draw:style-name="gr1" draw:text-style-name="P1" draw:layer="layout" svg:width="9.573cm" svg:height="0.666cm" svg:x="10.8cm" svg:y="5.193cm" svg:viewBox="0 0 9574 667" draw:points="4786,667 0,667 0,0 9574,0 9574,667">
            <text:p/>
          </draw:polygon>
          <draw:path draw:style-name="gr2" draw:text-style-name="P2" draw:layer="layout" svg:width="0.178cm" svg:height="0.449cm" svg:x="10.819cm" svg:y="5.286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2" draw:text-style-name="P2" draw:layer="layout" svg:width="0.079cm" svg:height="0.2cm" svg:x="11.087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47cm" svg:height="0.487cm" svg:x="11.347cm" svg:y="5.258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2" draw:text-style-name="P2" draw:layer="layout" svg:width="0.079cm" svg:height="0.2cm" svg:x="11.902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96cm" svg:height="0.487cm" svg:x="12.177cm" svg:y="5.25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2" draw:text-style-name="P2" draw:layer="layout" svg:width="0.463cm" svg:height="0.601cm" svg:x="12.622cm" svg:y="5.258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7 285-3-23-11-72-60-72-35 0-69 34-69 68 0 13 6 21 6 23zM175 471c-8 0-31 0-31-30 0-27 27-53 54-53 28 0 41 17 41 57 0 9 0 11-7 13-17 8-38 13-57 13z">
            <text:p/>
          </draw:path>
          <draw:path draw:style-name="gr2" draw:text-style-name="P2" draw:layer="layout" svg:width="0.563cm" svg:height="0.457cm" svg:x="13.145cm" svg:y="5.27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2" draw:text-style-name="P2" draw:layer="layout" svg:width="0.079cm" svg:height="0.2cm" svg:x="13.747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3cm" svg:height="0.303cm" svg:x="14.024cm" svg:y="5.432cm" svg:viewBox="0 0 331 304" svg:d="M2 272c-2 7-2 9-2 15 0 11 9 17 19 17 21 0 25-15 30-38 6-23 2-11 31-123 57 1 116 13 116 57 0 5 0 7-2 15-2 9-4 17-4 23 0 39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2" draw:text-style-name="P2" draw:layer="layout" svg:width="0.079cm" svg:height="0.2cm" svg:x="14.429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49cm" svg:height="0.427cm" svg:x="14.647cm" svg:y="5.432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2" draw:text-style-name="P2" draw:layer="layout" svg:width="0.079cm" svg:height="0.2cm" svg:x="15.062cm" svg:y="5.65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349cm" svg:height="0.427cm" svg:x="15.28cm" svg:y="5.432cm" svg:viewBox="0 0 350 428" svg:d="M51 378c-5 23-5 29-36 29-7 0-15 0-15 11 0 6 4 10 9 10 18 0 37-4 56-4 22 0 45 4 66 4 4 0 13 0 13-16 0-5-7-5-17-5-34 0-34-6-34-12 0-7 29-118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2" draw:text-style-name="P2" draw:layer="layout" svg:width="0.119cm" svg:height="0.242cm" svg:x="15.66cm" svg:y="5.191cm" svg:viewBox="0 0 120 243" svg:d="M114 42c4-10 6-13 6-15 0-16-14-27-29-27-19 0-25 15-26 23l-63 203c0 2-2 8-2 8 0 5 15 9 19 9 2 0 4 0 6-7z">
            <text:p/>
          </draw:path>
          <draw:path draw:style-name="gr2" draw:text-style-name="P2" draw:layer="layout" svg:width="0.594cm" svg:height="0.349cm" svg:x="16.048cm" svg:y="5.387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2" draw:text-style-name="P2" draw:layer="layout" svg:width="0.246cm" svg:height="0.303cm" svg:x="16.899cm" svg:y="5.432cm" svg:viewBox="0 0 247 304" svg:d="M228 46c-19 0-32 15-32 30 0 10 5 19 21 19 15 0 30-11 30-38 0-28-29-57-80-57-89 0-114 68-114 99 0 51 51 63 70 66 35 6 71 14 71 52 0 17-15 72-97 72-10 0-61 0-76-34 25 2 42-17 42-36 0-16-12-23-25-23-17 0-38 13-38 43 0 38 38 65 97 65 108 0 135-82 135-110 0-25-14-42-21-50-19-19-38-22-69-28-22-6-49-10-49-40 0-21 15-61 74-61 17 0 51 4 61 31z">
            <text:p/>
          </draw:path>
          <draw:path draw:style-name="gr2" draw:text-style-name="P2" draw:layer="layout" svg:width="0.335cm" svg:height="0.389cm" svg:x="17.418cm" svg:y="5.368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396cm" svg:height="0.487cm" svg:x="18.028cm" svg:y="5.25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2" draw:text-style-name="P2" draw:layer="layout" svg:width="0.459cm" svg:height="0.295cm" svg:x="18.675cm" svg:y="5.44cm" svg:viewBox="0 0 460 296" svg:d="M403 65c11-35 32-44 57-44v-21c-15 2-34 2-50 2-19 0-49-2-62-2v21c24 0 40 13 40 32 0 4 0 6-4 14l-61 172-67-188c-3-7-3-9-3-11 0-19 26-19 40-19v-21c-19 0-54 2-71 2-19 0-40 0-59-2v21c25 0 35 2 42 9 4 4 12 25 15 38l-57 162-64-179c-4-7-4-9-4-11 0-19 27-19 40-19v-21c-19 0-57 2-72 2-4 0-38 0-63-2v21c34 0 42 2 49 23l86 239c2 10 4 13 13 13 10 0 10-3 13-13l69-190 68 192c2 8 4 11 14 11 7 0 9-5 13-11z">
            <text:p/>
          </draw:path>
          <draw:path draw:style-name="gr2" draw:text-style-name="P2" draw:layer="layout" svg:width="0.337cm" svg:height="0.465cm" svg:x="19.168cm" svg:y="5.265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2" draw:text-style-name="P2" draw:layer="layout" svg:width="0.259cm" svg:height="0.307cm" svg:x="19.534cm" svg:y="5.4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225cm" svg:height="0.295cm" svg:x="19.833cm" svg:y="5.432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2" draw:text-style-name="P2" draw:layer="layout" svg:width="0.259cm" svg:height="0.307cm" svg:x="20.093cm" svg:y="5.429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</draw:g>
        <draw:g>
          <svg:title>TexMaths</svg:title>
          <svg:desc>19§latex§s_p = PMSI, s_{p'} = P_{new}§svg§600§FALSE§</svg:desc>
          <draw:polygon draw:style-name="gr1" draw:text-style-name="P1" draw:layer="layout" svg:width="6.9cm" svg:height="0.649cm" svg:x="20.601cm" svg:y="5.216cm" svg:viewBox="0 0 6901 650" draw:points="3451,650 0,650 0,0 6901,0 6901,650">
            <text:p/>
          </draw:polygon>
          <draw:path draw:style-name="gr2" draw:text-style-name="P2" draw:layer="layout" svg:width="0.219cm" svg:height="0.307cm" svg:x="20.624cm" svg:y="5.374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61cm" svg:height="0.297cm" svg:x="20.863cm" svg:y="5.56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2" draw:text-style-name="P2" draw:layer="layout" svg:width="0.446cm" svg:height="0.157cm" svg:x="21.395cm" svg:y="5.4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478cm" svg:height="0.457cm" svg:x="22.091cm" svg:y="5.21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67cm" svg:height="0.457cm" svg:x="22.613cm" svg:y="5.216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8l91-364 59 416c0 7 2 15 9 15 8 0 12-8 15-11l270-426-95 386c-7 24-7 30-61 30-11 0-19 0-19 13 0 8 8 8 10 8 19 0 65-2 84-2 26 0 57 2 83 2 4 0 13 0 13-13 0-8-5-8-19-8-24 0-43 0-43-11 0-4 0-4 4-17z">
            <text:p/>
          </draw:path>
          <draw:path draw:style-name="gr2" draw:text-style-name="P2" draw:layer="layout" svg:width="0.396cm" svg:height="0.487cm" svg:x="23.341cm" svg:y="5.201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20-85-35-16-4-40-11-46-11-17-8-40-27-40-63 0-53 53-110 116-110 57 0 97 29 97 105 0 20-2 32-2 36 0 2 0 7 8 7 7 0 7-2 9-13z">
            <text:p/>
          </draw:path>
          <draw:path draw:style-name="gr2" draw:text-style-name="P2" draw:layer="layout" svg:width="0.311cm" svg:height="0.457cm" svg:x="23.776cm" svg:y="5.216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2" draw:text-style-name="P2" draw:layer="layout" svg:width="0.079cm" svg:height="0.2cm" svg:x="24.158cm" svg:y="5.6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246cm" svg:height="0.303cm" svg:x="24.432cm" svg:y="5.378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4.709cm" svg:y="5.566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5.015cm" svg:y="5.452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446cm" svg:height="0.157cm" svg:x="25.421cm" svg:y="5.42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478cm" svg:height="0.457cm" svg:x="26.115cm" svg:y="5.216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6.541cm" svg:y="5.566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26.879cm" svg:y="5.566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text-style-name="P2" draw:layer="layout" svg:width="0.343cm" svg:height="0.212cm" svg:x="27.124cm" svg:y="5.566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</draw:g>
        <draw:custom-shape draw:style-name="gr8" draw:text-style-name="P4" draw:layer="layout" svg:width="4.3cm" svg:height="1.2cm" svg:x="0.4cm" svg:y="5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text-style-name="P1" draw:layer="layout" svg:width="3.744cm" svg:height="0.588cm" svg:x="0.789cm" svg:y="5.416cm" svg:viewBox="0 0 3745 589" draw:points="1873,589 0,589 0,0 3745,0 3745,589">
            <text:p/>
          </draw:polygon>
          <draw:path draw:style-name="gr2" draw:text-style-name="P2" draw:layer="layout" svg:width="0.478cm" svg:height="0.457cm" svg:x="0.816cm" svg:y="5.4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67cm" svg:height="0.457cm" svg:x="1.338cm" svg:y="5.4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text-style-name="P2" draw:layer="layout" svg:width="0.396cm" svg:height="0.487cm" svg:x="2.066cm" svg:y="5.401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text-style-name="P2" draw:layer="layout" svg:width="0.311cm" svg:height="0.457cm" svg:x="2.501cm" svg:y="5.4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text-style-name="P2" draw:layer="layout" svg:width="0.079cm" svg:height="0.2cm" svg:x="2.883cm" svg:y="5.8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478cm" svg:height="0.457cm" svg:x="3.149cm" svg:y="5.4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286cm" svg:height="0.212cm" svg:x="3.573cm" svg:y="5.76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3.913cm" svg:y="5.76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text-style-name="P2" draw:layer="layout" svg:width="0.343cm" svg:height="0.212cm" svg:x="4.156cm" svg:y="5.7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9" draw:text-style-name="P4" draw:layer="layout" svg:width="17cm" svg:height="1.1cm" svg:x="10.6cm" svg:y="15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\left\lbrace s_p,s_{p'}  \right\rbrace \cap \left\lbrace PMSI, P_{new} \right\rbrace = \emptyset$§svg§600§FALSE§</svg:desc>
          <draw:polygon draw:style-name="gr1" draw:text-style-name="P1" draw:layer="layout" svg:width="8.796cm" svg:height="0.691cm" svg:x="18.497cm" svg:y="15.619cm" svg:viewBox="0 0 8797 692" draw:points="4399,692 0,692 0,0 8797,0 8797,692">
            <text:p/>
          </draw:polygon>
          <draw:path draw:style-name="gr2" draw:text-style-name="P2" draw:layer="layout" svg:width="0.238cm" svg:height="0.668cm" svg:x="18.545cm" svg:y="15.61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2-6-1-8-1-32v-141c0-31-6-42-27-63-15-13-34-21-53-26 55-16 80-46 80-86z">
            <text:p/>
          </draw:path>
          <draw:path draw:style-name="gr2" draw:text-style-name="P2" draw:layer="layout" svg:width="0.246cm" svg:height="0.303cm" svg:x="18.866cm" svg:y="15.822cm" svg:viewBox="0 0 247 304" svg:d="M228 46c-19 0-32 15-32 30 0 10 5 19 21 19 15 0 30-11 30-38 0-28-29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19.143cm" svg:y="16.0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79cm" svg:height="0.2cm" svg:x="19.51cm" svg:y="16.04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46cm" svg:height="0.303cm" svg:x="19.781cm" svg:y="15.822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0.059cm" svg:y="16.013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0.365cm" svg:y="15.899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238cm" svg:height="0.668cm" svg:x="20.597cm" svg:y="15.617cm" svg:viewBox="0 0 239 669" svg:d="M97 582c0 26-17 68-91 74-4 0-6 2-6 7 0 6 8 6 13 6 65 0 128-32 130-84v-152c0-26-1-47 26-70 23-19 49-21 65-21 2 0 5-4 5-7 0-6-3-6-11-8-44-2-76-27-84-59-2-8-1-9-1-32v-133c0-29-1-50-33-76-26-19-74-27-97-27-5 0-13 0-13 8 0 5 4 5 11 7 42 2 75 23 84 57 2 8 2 8 2 33v140c0 31 6 42 27 63 15 15 34 21 53 27-55 15-80 47-80 85z">
            <text:p/>
          </draw:path>
          <draw:path draw:style-name="gr2" draw:text-style-name="P2" draw:layer="layout" svg:width="0.371cm" svg:height="0.415cm" svg:x="21.072cm" svg:y="15.718cm" svg:viewBox="0 0 372 416" svg:d="M372 146c0-102-102-146-186-146-87 0-186 48-186 146v246c0 13 0 24 13 24 14 0 14-11 14-24v-244c0-100 110-121 159-121 31 0 72 5 109 28 51 34 51 76 51 95v242c0 13 0 24 13 24s13-11 13-24z">
            <text:p/>
          </draw:path>
          <draw:path draw:style-name="gr2" draw:text-style-name="P2" draw:layer="layout" svg:width="0.238cm" svg:height="0.668cm" svg:x="21.674cm" svg:y="15.617cm" svg:viewBox="0 0 239 669" svg:d="M143 89c0-26 17-70 91-74 2-2 5-4 5-7 0-8-5-8-13-8-66 0-129 34-129 84v152c0 26 0 47-27 70-24 19-49 21-64 21-4 2-6 4-6 8 0 7 4 7 11 7 44 4 76 27 84 59 2 8 2 10 2 34v133c0 27 0 50 32 74 27 21 70 27 97 27 8 0 13 0 13-6 0-7-3-7-11-7-42-4-76-25-84-59-1-6-1-8-1-32v-141c0-31-6-42-27-63-15-13-34-21-53-26 55-16 80-46 80-86z">
            <text:p/>
          </draw:path>
          <draw:path draw:style-name="gr2" draw:text-style-name="P2" draw:layer="layout" svg:width="0.478cm" svg:height="0.457cm" svg:x="21.987cm" svg:y="15.663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67cm" svg:height="0.457cm" svg:x="22.508cm" svg:y="15.663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2" draw:text-style-name="P2" draw:layer="layout" svg:width="0.396cm" svg:height="0.488cm" svg:x="23.232cm" svg:y="15.648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2" draw:text-style-name="P2" draw:layer="layout" svg:width="0.311cm" svg:height="0.457cm" svg:x="23.667cm" svg:y="15.663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2" draw:text-style-name="P2" draw:layer="layout" svg:width="0.079cm" svg:height="0.2cm" svg:x="24.047cm" svg:y="16.047cm" svg:viewBox="0 0 80 201" svg:d="M80 70c0-43-17-70-44-70-23 0-36 17-36 36 0 17 13 36 36 36 8 0 17-4 25-9 2-2 2-2 4-2v9c0 52-23 92-46 114-8 6-8 8-8 10 0 6 4 7 6 7 8 0 63-51 63-131z">
            <text:p/>
          </draw:path>
          <draw:path draw:style-name="gr2" draw:text-style-name="P2" draw:layer="layout" svg:width="0.478cm" svg:height="0.457cm" svg:x="24.311cm" svg:y="15.663cm" svg:viewBox="0 0 479 458" svg:d="M177 247h114c95 0 188-70 188-146 0-52-44-101-133-101h-217c-13 0-19 0-19 13 0 8 6 8 19 8 8 0 21 0 29 2 11 0 15 2 15 9 0 4-2 6-4 14l-89 361c-8 24-8 30-61 30-11 0-19 0-19 13 0 8 8 8 10 8 19 0 66-2 85-2 15 0 28 0 44 0 13 0 28 2 43 2 4 0 14 0 14-13 0-8-6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4.735cm" svg:y="16.013cm" svg:viewBox="0 0 287 213" svg:d="M36 179c-2 5-6 17-6 19 0 9 10 15 18 15 7 0 15-6 17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25.073cm" svg:y="16.013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2" draw:text-style-name="P2" draw:layer="layout" svg:width="0.343cm" svg:height="0.212cm" svg:x="25.316cm" svg:y="16.013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1-38 31-57 50-57 9 0 13 6 13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2" draw:text-style-name="P2" draw:layer="layout" svg:width="0.238cm" svg:height="0.668cm" svg:x="25.776cm" svg:y="15.617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  <draw:path draw:style-name="gr2" draw:text-style-name="P2" draw:layer="layout" svg:width="0.446cm" svg:height="0.157cm" svg:x="26.295cm" svg:y="15.874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271cm" svg:height="0.569cm" svg:x="26.99cm" svg:y="15.602cm" svg:viewBox="0 0 272 570" svg:d="M230 13c0-7-6-13-13-13-12 0-14 8-17 21-8 27-2 4-8 30-10-3-31-13-55-13-38 0-82 19-107 70-26 55-30 116-30 179 0 42 0 162 59 215-15 51-15 53-15 55 0 8 5 13 13 13 10 0 11-7 15-23 8-26 2-1 10-28 15 8 36 13 55 13 74 0 104-63 116-95 17-47 19-102 19-150 0-51 0-162-57-217zM67 471c-21-47-21-129-21-193 0-54 0-101 9-143 11-63 51-82 82-82 13 0 30 4 47 17zM205 97c23 40 23 118 23 181 0 49 0 98-9 144-12 70-48 95-82 95-17 0-33-6-50-19z">
            <text:p/>
          </draw:path>
        </draw:g>
        <draw:custom-shape draw:style-name="gr10" draw:text-style-name="P4" draw:layer="layout" svg:width="4.293cm" svg:height="1.2cm" svg:x="0.4cm" svg:y="15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text-style-name="P1" draw:layer="layout" svg:width="3.744cm" svg:height="0.588cm" svg:x="0.682cm" svg:y="15.717cm" svg:viewBox="0 0 3745 589" draw:points="1873,589 0,589 0,0 3745,0 3745,589">
            <text:p/>
          </draw:polygon>
          <draw:path draw:style-name="gr2" draw:text-style-name="P2" draw:layer="layout" svg:width="0.478cm" svg:height="0.457cm" svg:x="0.709cm" svg:y="15.71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67cm" svg:height="0.457cm" svg:x="1.231cm" svg:y="15.717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text-style-name="P2" draw:layer="layout" svg:width="0.396cm" svg:height="0.487cm" svg:x="1.959cm" svg:y="15.702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text-style-name="P2" draw:layer="layout" svg:width="0.311cm" svg:height="0.457cm" svg:x="2.394cm" svg:y="15.717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text-style-name="P2" draw:layer="layout" svg:width="0.079cm" svg:height="0.2cm" svg:x="2.776cm" svg:y="16.10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478cm" svg:height="0.457cm" svg:x="3.042cm" svg:y="15.717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286cm" svg:height="0.212cm" svg:x="3.466cm" svg:y="16.067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3.806cm" svg:y="16.067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text-style-name="P2" draw:layer="layout" svg:width="0.343cm" svg:height="0.212cm" svg:x="4.049cm" svg:y="16.067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8" draw:text-style-name="P4" draw:layer="layout" svg:width="4.3cm" svg:height="1.2cm" svg:x="0.4cm" svg:y="10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display§PMSI, P_{new}§svg§600§FALSE§</svg:desc>
          <draw:polygon draw:style-name="gr1" draw:text-style-name="P1" draw:layer="layout" svg:width="3.744cm" svg:height="0.588cm" svg:x="0.689cm" svg:y="10.516cm" svg:viewBox="0 0 3745 589" draw:points="1873,589 0,589 0,0 3745,0 3745,589">
            <text:p/>
          </draw:polygon>
          <draw:path draw:style-name="gr2" draw:text-style-name="P2" draw:layer="layout" svg:width="0.478cm" svg:height="0.457cm" svg:x="0.716cm" svg:y="10.5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67cm" svg:height="0.457cm" svg:x="1.238cm" svg:y="10.51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3-43-29 0-5 0-9 2-17l91-364 59 416c0 7 2 15 9 15 8 0 12-8 15-12l270-425-95 385c-7 25-7 31-61 31-11 0-19 0-19 13 0 8 8 8 10 8 19 0 65-2 84-2 26 0 57 2 83 2 4 0 13 0 13-14 0-7-5-7-19-7-24 0-43 0-43-12 0-3 0-3 4-17z">
            <text:p/>
          </draw:path>
          <draw:path draw:style-name="gr2" draw:text-style-name="P2" draw:layer="layout" svg:width="0.396cm" svg:height="0.487cm" svg:x="1.966cm" svg:y="10.501cm" svg:viewBox="0 0 397 488" svg:d="M397 8c0-4 0-8-6-8-3 0-5 0-13 9l-32 38c-17-30-51-47-95-47-86 0-167 78-167 158 0 55 36 85 70 95l72 19c25 5 63 17 63 72 0 59-55 123-122 123-43 0-118-15-118-99 0-15 4-32 4-36 2-2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2" draw:text-style-name="P2" draw:layer="layout" svg:width="0.311cm" svg:height="0.457cm" svg:x="2.401cm" svg:y="10.516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1 0-4 2-10 4-16z">
            <text:p/>
          </draw:path>
          <draw:path draw:style-name="gr2" draw:text-style-name="P2" draw:layer="layout" svg:width="0.079cm" svg:height="0.2cm" svg:x="2.783cm" svg:y="10.90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2" draw:text-style-name="P2" draw:layer="layout" svg:width="0.478cm" svg:height="0.457cm" svg:x="3.049cm" svg:y="10.51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2" draw:text-style-name="P2" draw:layer="layout" svg:width="0.286cm" svg:height="0.212cm" svg:x="3.473cm" svg:y="10.866cm" svg:viewBox="0 0 287 213" svg:d="M36 179c-2 5-6 17-6 19 0 9 10 15 18 15 7 0 15-6 17-12 2-3 5-19 9-28 2-10 8-31 10-42 3-11 5-21 7-32 6-19 8-23 21-42s34-44 70-44c27 0 27 25 27 33 0 28-19 81-27 100-5 14-7 17-7 27 0 25 21 40 45 40 46 0 67-65 67-72 0-6-6-6-8-6-5 0-5 2-7 7-12 38-33 57-52 57-9 0-11-5-11-17 0-9 2-17 11-38 6-13 25-64 25-91 0-45-36-53-61-53-40 0-66 25-79 44-4-35-31-44-52-44-19 0-30 15-36 25-11 19-17 45-17 47 0 6 6 6 8 6 7 0 7-2 11-13 6-29 15-52 34-52 12 0 15 10 15 23 0 10-3 27-7 40-4 11-8 32-12 42z">
            <text:p/>
          </draw:path>
          <draw:path draw:style-name="gr2" draw:text-style-name="P2" draw:layer="layout" svg:width="0.2cm" svg:height="0.212cm" svg:x="3.813cm" svg:y="10.866cm" svg:viewBox="0 0 201 213" svg:d="M74 101c13 0 51-2 76-10 34-13 42-36 42-49 0-27-27-42-59-42-57 0-133 44-133 123 0 48 30 90 86 90 79 0 115-48 115-53 0-4-3-8-7-8-2 0-4 0-8 4-36 43-91 43-100 43-29 0-48-19-48-57 0-7 0-15 6-41zM48 87c20-68 72-74 85-74 21 0 38 10 38 29 0 45-80 45-99 45z">
            <text:p/>
          </draw:path>
          <draw:path draw:style-name="gr2" draw:text-style-name="P2" draw:layer="layout" svg:width="0.343cm" svg:height="0.212cm" svg:x="4.056cm" svg:y="10.866cm" svg:viewBox="0 0 344 213" svg:d="M224 59c4-13 10-36 10-38 0-10-8-15-15-15-10 0-18 5-21 13 0 4-6 23-10 36-6 27-6 27-13 53-6 27-6 31-8 44 2 9-2 19-13 32-6 8-15 15-30 15-19 0-42-5-42-43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1-80 121-38 0-38-34-38-41 0-14 2-21 10-48z">
            <text:p/>
          </draw:path>
        </draw:g>
        <draw:custom-shape draw:style-name="gr11" draw:text-style-name="P4" draw:layer="layout" svg:width="16.993cm" svg:height="1.4cm" svg:x="10.6cm" svg:y="1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s_p = P_{new} ; s_{p'} \notin \left\lbrace P_{new}, PMSI \right\rbrace$§svg§600§FALSE§</svg:desc>
          <draw:polygon draw:style-name="gr1" draw:text-style-name="P1" draw:layer="layout" svg:width="9.301cm" svg:height="0.691cm" svg:x="18.198cm" svg:y="10.303cm" svg:viewBox="0 0 9302 692" draw:points="4651,692 0,692 0,0 9302,0 9302,692">
            <text:p/>
          </draw:polygon>
          <draw:path draw:style-name="gr2" draw:text-style-name="P2" draw:layer="layout" svg:width="0.246cm" svg:height="0.303cm" svg:x="18.232cm" svg:y="10.506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49-19-20-38-23-69-29-22-6-49-10-49-40 0-21 15-61 74-61 17 0 51 4 61 31z">
            <text:p/>
          </draw:path>
          <draw:path draw:style-name="gr2" draw:text-style-name="P2" draw:layer="layout" svg:width="0.261cm" svg:height="0.298cm" svg:x="18.51cm" svg:y="10.696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2" draw:text-style-name="P2" draw:layer="layout" svg:width="0.445cm" svg:height="0.157cm" svg:x="19.042cm" svg:y="10.558cm" svg:viewBox="0 0 446 158" svg:d="M424 27c9 0 22 0 22-14 0-13-13-13-22-13h-401c-10 0-23 0-23 13 0 14 13 14 23 14zM424 158c9 0 22 0 22-13 0-14-13-14-22-14h-401c-10 0-23 0-23 14 0 13 13 13 23 13z">
            <text:p/>
          </draw:path>
          <draw:path draw:style-name="gr2" draw:text-style-name="P2" draw:layer="layout" svg:width="0.478cm" svg:height="0.457cm" svg:x="19.733cm" svg:y="10.347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0.157cm" svg:y="10.696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8 6-14 25-65 25-92 0-45-36-53-61-53-40 0-66 25-80 44-3-34-30-44-51-44-19 0-30 15-36 25-11 19-17 45-17 47 0 6 6 6 8 6 7 0 7-2 11-13 6-29 15-52 34-52 12 0 15 10 15 23 0 10-3 27-7 40-4 11-8 32-10 42z">
            <text:p/>
          </draw:path>
          <draw:path draw:style-name="gr2" draw:text-style-name="P2" draw:layer="layout" svg:width="0.2cm" svg:height="0.212cm" svg:x="20.495cm" svg:y="10.69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2" draw:text-style-name="P2" draw:layer="layout" svg:width="0.343cm" svg:height="0.212cm" svg:x="20.736cm" svg:y="10.69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7 0 32 0 53-30 9 20 36 30 64 30 42 0 63-36 73-55 20-40 32-99 32-120 0-36-19-38-23-38-11 0-25 13-25 25 0 7 4 11 8 15 11 9 17 23 17 38 0 6-19 122-80 122-38 0-38-35-38-42 0-13 2-21 10-48z">
            <text:p/>
          </draw:path>
          <draw:path draw:style-name="gr2" draw:text-style-name="P2" draw:layer="layout" svg:width="0.073cm" svg:height="0.417cm" svg:x="21.207cm" svg:y="10.514cm" svg:viewBox="0 0 74 418" svg:d="M72 36c0-21-15-36-36-36-19 0-36 15-36 36 0 19 17 34 36 34 21 0 36-15 36-34zM59 281c0 19 0 73-44 122-4 6-4 6-4 8 0 5 4 7 6 7 8 0 57-53 57-131 0-19 0-68-38-68-23 0-36 17-36 34 0 19 11 36 36 36 4 0 6 0 6 0 5-2 13-2 17-8z">
            <text:p/>
          </draw:path>
          <draw:path draw:style-name="gr2" draw:text-style-name="P2" draw:layer="layout" svg:width="0.246cm" svg:height="0.303cm" svg:x="21.481cm" svg:y="10.506cm" svg:viewBox="0 0 247 304" svg:d="M228 46c-19 0-32 15-32 30 0 10 5 19 21 19 15 0 30-11 30-38 0-28-29-57-80-57-89 0-114 68-114 99 0 51 51 63 70 66 35 6 71 14 71 52 0 17-17 72-97 72-10 0-61 0-76-34 25 2 42-17 42-36 0-16-12-23-25-23-17 0-38 13-38 44 0 38 38 64 97 64 108 0 135-82 135-110 0-25-14-42-21-49-19-20-38-23-69-29-22-6-49-10-49-40 0-21 15-61 74-61 17 0 51 4 61 31z">
            <text:p/>
          </draw:path>
          <draw:path draw:style-name="gr2" draw:text-style-name="P2" draw:layer="layout" svg:width="0.261cm" svg:height="0.298cm" svg:x="21.757cm" svg:y="10.696cm" svg:viewBox="0 0 262 299" svg:d="M36 264c-4 14-4 17-23 17-7 0-13 0-13 12 0 4 4 6 6 6 13 0 28-2 41-2 16 0 35 2 50 2 4 0 9-2 9-10s-7-8-13-8c-9 0-23 0-23-5 0-2 4-14 6-21 6-25 11-52 17-71 6 10 21 29 49 29 57 0 120-65 120-135 0-55-38-78-70-78-29 0-53 19-67 32-7-26-34-32-49-32-17 0-29 11-36 25-10 17-17 43-17 47 0 6 5 6 7 6 8 0 8-2 12-13 5-29 15-52 34-52 11 0 15 10 15 23 0 6-2 12-2 13zM125 57c27-36 50-44 65-44 19 0 34 14 34 46 0 19-9 66-23 95-13 23-36 46-59 46-34 0-41-36-41-42 0-2 0-6 0-8z">
            <text:p/>
          </draw:path>
          <draw:path draw:style-name="gr2" draw:text-style-name="P2" draw:layer="layout" svg:width="0.094cm" svg:height="0.176cm" svg:x="22.062cm" svg:y="10.582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261cm" svg:height="0.668cm" svg:x="22.543cm" svg:y="10.301cm" svg:viewBox="0 0 262 669" svg:d="M258 25c4-8 4-12 4-12 0-7-6-13-13-13-6 0-10 2-12 6l-233 639c-4 9-4 11-4 11 0 8 6 13 13 13 10 0 12-4 15-15z">
            <text:p/>
          </draw:path>
          <draw:path draw:style-name="gr2" draw:text-style-name="P2" draw:layer="layout" svg:width="0.335cm" svg:height="0.389cm" svg:x="22.488cm" svg:y="10.442cm" svg:viewBox="0 0 336 390" svg:d="M312 207c11 0 24 0 24-13s-13-13-24-13h-285c9-90 85-154 180-154h105c11 0 24 0 24-14 0-13-13-13-24-13h-107c-114 0-205 87-205 194 0 108 91 196 205 196h107c11 0 24 0 24-14 0-13-13-13-24-13h-105c-95 0-171-64-180-156z">
            <text:p/>
          </draw:path>
          <draw:path draw:style-name="gr2" draw:text-style-name="P2" draw:layer="layout" svg:width="0.238cm" svg:height="0.668cm" svg:x="23.111cm" svg:y="10.301cm" svg:viewBox="0 0 239 669" svg:d="M142 89c0-26 18-70 92-74 2-2 5-4 5-7 0-8-5-8-13-8-66 0-129 34-129 84v152c0 26 0 47-27 70-24 19-49 21-64 21-4 2-6 4-6 8 0 7 4 7 11 7 44 4 76 27 84 59 2 8 2 10 2 34v134c0 26 0 49 32 74 27 21 70 26 97 26 8 0 13 0 13-5 0-8-3-8-11-8-42-4-76-25-84-59-2-6-2-8-2-32v-141c0-30-5-42-26-63-15-13-34-21-53-26 55-16 79-46 79-86z">
            <text:p/>
          </draw:path>
          <draw:path draw:style-name="gr2" draw:text-style-name="P2" draw:layer="layout" svg:width="0.478cm" svg:height="0.457cm" svg:x="23.423cm" svg:y="10.347cm" svg:viewBox="0 0 479 458" svg:d="M177 247h114c95 0 188-70 188-146 0-52-44-101-133-101h-217c-13 0-19 0-19 13 0 8 6 8 19 8 8 0 21 0 29 2 11 0 15 2 15 9 0 4-2 6-4 14l-89 361c-8 25-8 30-61 30-11 0-19 0-19 14 0 7 8 7 9 7 19 0 67-2 86-2 15 0 28 0 44 0 13 0 28 2 43 2 4 0 14 0 14-13 0-8-8-8-19-8-25 0-44 0-44-11 0-4 2-8 2-12zM224 46c6-23 8-25 36-25h65c55 0 91 17 91 65 0 26-13 83-40 108-32 30-74 34-102 34h-95z">
            <text:p/>
          </draw:path>
          <draw:path draw:style-name="gr2" draw:text-style-name="P2" draw:layer="layout" svg:width="0.286cm" svg:height="0.212cm" svg:x="23.846cm" svg:y="10.696cm" svg:viewBox="0 0 287 213" svg:d="M36 179c-2 5-6 17-6 19 0 9 10 15 17 15 8 0 16-6 18-11 1-4 5-19 9-29 2-9 8-30 10-42 3-11 5-21 7-32 6-19 8-23 21-42s34-44 70-44c27 0 27 25 27 33 0 28-19 81-27 100-5 14-7 18-7 27 0 25 21 40 45 40 46 0 67-65 67-72 0-6-6-6-8-6-5 0-5 2-7 8-12 38-33 57-52 57-9 0-11-6-11-17 0-10 2-18 11-38 6-14 25-65 25-92 0-45-36-53-61-53-40 0-66 25-80 44-3-34-30-44-51-44-19 0-30 15-36 25-11 19-17 45-17 47 0 6 6 6 8 6 7 0 7-2 11-13 6-29 15-52 34-52 12 0 15 10 15 23 0 10-3 27-7 40-4 11-8 32-10 42z">
            <text:p/>
          </draw:path>
          <draw:path draw:style-name="gr2" draw:text-style-name="P2" draw:layer="layout" svg:width="0.2cm" svg:height="0.212cm" svg:x="24.185cm" svg:y="10.696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2" draw:text-style-name="P2" draw:layer="layout" svg:width="0.343cm" svg:height="0.212cm" svg:x="24.428cm" svg:y="10.696cm" svg:viewBox="0 0 344 213" svg:d="M224 59c4-13 10-36 10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7 0 32 0 53-30 9 20 36 30 64 30 42 0 63-36 73-55 20-40 32-99 32-120 0-36-19-38-23-38-11 0-25 13-25 25 0 7 4 11 8 15 11 9 17 23 17 38 0 6-19 122-80 122-38 0-38-35-38-42 0-13 2-21 10-48z">
            <text:p/>
          </draw:path>
          <draw:path draw:style-name="gr2" draw:text-style-name="P2" draw:layer="layout" svg:width="0.079cm" svg:height="0.201cm" svg:x="24.897cm" svg:y="10.731cm" svg:viewBox="0 0 80 202" svg:d="M80 70c0-43-17-70-44-70-23 0-36 17-36 36 0 17 13 36 36 36 8 0 17-4 25-9 2-2 2-2 4-2v9c0 52-23 92-46 114-8 6-8 8-8 10 0 6 4 8 6 8 8 0 63-52 63-132z">
            <text:p/>
          </draw:path>
          <draw:path draw:style-name="gr2" draw:text-style-name="P2" draw:layer="layout" svg:width="0.478cm" svg:height="0.457cm" svg:x="25.163cm" svg:y="10.347cm" svg:viewBox="0 0 479 458" svg:d="M177 247h114c95 0 188-70 188-146 0-52-44-101-133-101h-217c-13 0-21 0-21 13 0 8 8 8 21 8 8 0 21 0 29 2 11 0 15 2 15 9 0 4-2 6-4 14l-89 361c-8 25-8 30-61 30-11 0-19 0-19 14 0 7 8 7 9 7 19 0 67-2 86-2 13 0 28 0 44 0 13 0 28 2 43 2 4 0 14 0 14-13 0-8-8-8-19-8-25 0-44 0-44-11 0-4 2-8 2-12zM224 46c6-23 8-25 36-25h65c55 0 91 17 91 65 0 26-13 83-40 108-32 30-74 34-102 34h-95z">
            <text:p/>
          </draw:path>
          <draw:path draw:style-name="gr2" draw:text-style-name="P2" draw:layer="layout" svg:width="0.67cm" svg:height="0.457cm" svg:x="25.684cm" svg:y="10.347cm" svg:viewBox="0 0 671 458" svg:d="M593 51c5-24 5-30 57-30 15 0 21 0 21-13 0-8-6-8-17-8h-90c-17 0-17 0-26 13l-244 382-53-380c-2-15-4-15-21-15h-91c-13 0-21 0-21 13 0 8 8 8 21 8 8 0 21 0 29 2 9 0 15 2 15 9 0 4-2 6-4 14l-85 342c-6 26-18 47-73 49-2 0-11 0-11 14 0 5 4 7 9 7 21 0 46-2 67-2 23 0 47 2 68 2 4 0 14 0 14-13 0-8-8-8-14-8-38 0-43-13-43-28 0-6 0-10 2-17l91-365 59 416c0 8 2 15 9 15 8 0 12-7 15-11l270-426-95 386c-7 25-7 30-61 30-11 0-19 0-19 14 0 7 8 7 10 7 19 0 64-2 83-2 27 0 57 2 84 2 4 0 13 0 13-13 0-8-5-8-19-8-24 0-43 0-43-11 0-4 0-4 3-17z">
            <text:p/>
          </draw:path>
          <draw:path draw:style-name="gr2" draw:text-style-name="P2" draw:layer="layout" svg:width="0.396cm" svg:height="0.488cm" svg:x="26.408cm" svg:y="10.331cm" svg:viewBox="0 0 397 489" svg:d="M397 8c0-4 0-8-6-8-3 0-5 0-13 10l-32 38c-17-31-52-48-95-48-86 0-166 78-166 158 0 55 35 85 69 95l72 19c25 6 63 17 63 72 0 59-55 124-122 124-44 0-118-15-118-99 0-15 4-32 4-36 2-2 2-4 2-4 0-8-4-8-8-8-3 0-5 0-7 2s-40 156-40 158c0 4 4 8 8 8 3 0 3-2 11-12l34-38c29 40 74 50 112 50 91 0 171-90 171-173 0-48-23-71-32-78-15-17-27-19-86-35-15-3-39-11-45-11-17-8-40-27-40-63 0-53 53-110 116-110 57 0 97 29 97 105 0 21-2 32-2 36 0 2 0 7 7 7 8 0 8-2 10-13z">
            <text:p/>
          </draw:path>
          <draw:path draw:style-name="gr2" draw:text-style-name="P2" draw:layer="layout" svg:width="0.311cm" svg:height="0.457cm" svg:x="26.843cm" svg:y="10.347cm" svg:viewBox="0 0 312 458" svg:d="M228 51c6-24 8-30 61-30 17 0 23 0 23-13 0-8-8-8-12-8-19 0-68 2-87 2-21 0-71-2-90-2-5 0-13 0-13 13 0 8 6 8 19 8 27 0 46 0 46 13 0 2 0 4-2 10l-89 363c-8 25-10 30-63 30-15 0-21 0-21 14 0 7 8 7 9 7 21 0 69-2 90-2 19 0 68 2 89 2 6 0 13 0 13-13 0-8-5-8-21-8-11 0-15 0-28-2-13 0-17-3-17-11 0-4 2-10 4-15z">
            <text:p/>
          </draw:path>
          <draw:path draw:style-name="gr2" draw:text-style-name="P2" draw:layer="layout" svg:width="0.238cm" svg:height="0.668cm" svg:x="27.213cm" svg:y="10.301cm" svg:viewBox="0 0 239 669" svg:d="M97 582c0 26-17 68-91 74-4 0-6 2-6 8 0 5 8 5 13 5 65 0 128-32 129-83v-152c0-27 0-48 27-71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g>
          <svg:title>TexMaths</svg:title>
          <svg:desc>19§display§\text{Attach  request } (q_2)§svg§600§FALSE§</svg:desc>
          <draw:polygon draw:style-name="gr1" draw:text-style-name="P1" draw:layer="layout" svg:width="5.646cm" svg:height="0.666cm" svg:x="7.757cm" svg:y="11.608cm" svg:viewBox="0 0 5647 667" draw:points="2824,667 0,667 0,0 5647,0 5647,667">
            <text:p/>
          </draw:polygon>
          <draw:path draw:style-name="gr2" draw:text-style-name="P2" draw:layer="layout" svg:width="0.459cm" svg:height="0.48cm" svg:x="7.778cm" svg:y="11.629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2" draw:text-style-name="P2" draw:layer="layout" svg:width="0.21cm" svg:height="0.419cm" svg:x="8.251cm" svg:y="11.695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21cm" svg:height="0.419cm" svg:x="8.509cm" svg:y="11.695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303cm" svg:height="0.307cm" svg:x="8.783cm" svg:y="11.807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2" draw:text-style-name="P2" draw:layer="layout" svg:width="0.256cm" svg:height="0.307cm" svg:x="9.11cm" svg:y="11.807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2" draw:text-style-name="P2" draw:layer="layout" svg:width="0.337cm" svg:height="0.465cm" svg:x="9.385cm" svg:y="11.644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2" draw:text-style-name="P2" draw:layer="layout" svg:width="0.225cm" svg:height="0.295cm" svg:x="9.976cm" svg:y="11.81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2" draw:text-style-name="P2" draw:layer="layout" svg:width="0.259cm" svg:height="0.307cm" svg:x="10.237cm" svg:y="11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33cm" svg:height="0.427cm" svg:x="10.537cm" svg:y="11.811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2" draw:text-style-name="P2" draw:layer="layout" svg:width="0.337cm" svg:height="0.303cm" svg:x="10.886cm" svg:y="11.8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1.253cm" svg:y="11.80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219cm" svg:height="0.307cm" svg:x="11.551cm" svg:y="11.807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2" draw:text-style-name="P2" draw:layer="layout" svg:width="0.21cm" svg:height="0.419cm" svg:x="11.804cm" svg:y="11.695cm" svg:viewBox="0 0 211 420" svg:d="M105 144h95v-20h-95v-124h-18c-1 55-20 127-87 129v15h57v185c0 83 63 91 87 91 48 0 67-47 67-91v-38h-17v38c0 49-21 74-46 74-43 0-43-61-43-72z">
            <text:p/>
          </draw:path>
          <draw:path draw:style-name="gr2" draw:text-style-name="P2" draw:layer="layout" svg:width="0.157cm" svg:height="0.668cm" svg:x="12.355cm" svg:y="11.606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2" draw:text-style-name="P2" draw:layer="layout" svg:width="0.276cm" svg:height="0.427cm" svg:x="12.574cm" svg:y="11.811cm" svg:viewBox="0 0 277 428" svg:d="M277 8c0-4-1-8-7-8-8 0-34 27-46 48-15-37-40-48-62-48-78 0-162 99-162 196 0 66 40 108 89 108 29 0 55-17 78-40-5 23-26 114-28 120-6 19-12 21-50 23-9 0-15 0-15 13 0 0 0 8 10 8 21 0 43-4 66-4s48 4 69 4c3 0 13 0 13-16 0-5-8-5-17-5-33 0-33-6-33-12 0-5 0-9 2-15zM91 289c-40 0-43-51-43-63 0-32 19-104 30-133 21-49 57-78 84-78 43 0 53 53 53 59 0 4-36 150-38 154-12 19-48 61-86 61z">
            <text:p/>
          </draw:path>
          <draw:path draw:style-name="gr2" draw:text-style-name="P2" draw:layer="layout" svg:width="0.208cm" svg:height="0.311cm" svg:x="12.874cm" svg:y="11.897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2" draw:text-style-name="P2" draw:layer="layout" svg:width="0.157cm" svg:height="0.668cm" svg:x="13.182cm" svg:y="11.606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\text{AV request} ($q_2$)§svg§600§FALSE§</svg:desc>
          <draw:polygon draw:style-name="gr1" draw:text-style-name="P1" draw:layer="layout" svg:width="4.589cm" svg:height="0.666cm" svg:x="16.928cm" svg:y="11.708cm" svg:viewBox="0 0 4590 667" draw:points="2295,667 0,667 0,0 4590,0 4590,667">
            <text:p/>
          </draw:polygon>
          <draw:path draw:style-name="gr2" draw:text-style-name="P2" draw:layer="layout" svg:width="0.459cm" svg:height="0.48cm" svg:x="16.949cm" svg:y="11.729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2" draw:text-style-name="P2" draw:layer="layout" svg:width="0.476cm" svg:height="0.472cm" svg:x="17.365cm" svg:y="11.752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2" draw:text-style-name="P2" draw:layer="layout" svg:width="0.225cm" svg:height="0.295cm" svg:x="18.093cm" svg:y="11.91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2" draw:text-style-name="P2" draw:layer="layout" svg:width="0.259cm" svg:height="0.307cm" svg:x="18.353cm" svg:y="11.9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33cm" svg:height="0.427cm" svg:x="18.653cm" svg:y="11.91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2" draw:text-style-name="P2" draw:layer="layout" svg:width="0.337cm" svg:height="0.303cm" svg:x="19.003cm" svg:y="11.9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2" draw:text-style-name="P2" draw:layer="layout" svg:width="0.259cm" svg:height="0.307cm" svg:x="19.369cm" svg:y="11.9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2" draw:text-style-name="P2" draw:layer="layout" svg:width="0.219cm" svg:height="0.307cm" svg:x="19.669cm" svg:y="11.907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2" draw:text-style-name="P2" draw:layer="layout" svg:width="0.21cm" svg:height="0.419cm" svg:x="19.922cm" svg:y="11.795cm" svg:viewBox="0 0 211 420" svg:d="M104 144h95v-20h-95v-124h-17c-2 55-21 127-87 129v15h57v185c0 83 63 91 87 91 48 0 67-47 67-91v-38h-17v38c0 49-19 74-46 74-44 0-44-61-44-72z">
            <text:p/>
          </draw:path>
          <draw:path draw:style-name="gr2" draw:text-style-name="P2" draw:layer="layout" svg:width="0.157cm" svg:height="0.668cm" svg:x="20.467cm" svg:y="11.70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2" draw:text-style-name="P2" draw:layer="layout" svg:width="0.276cm" svg:height="0.427cm" svg:x="20.688cm" svg:y="11.911cm" svg:viewBox="0 0 277 428" svg:d="M277 8c0-4-2-8-7-8-8 0-34 27-46 48-15-37-40-48-63-48-77 0-161 99-161 196 0 66 40 108 89 108 29 0 55-17 78-40-6 23-26 114-28 120-6 19-12 21-50 23-9 0-15 0-15 13 0 0 0 8 10 8 20 0 43-4 66-4s48 4 68 4c4 0 14 0 14-16 0-5-8-5-17-5-33 0-33-6-33-12 0-5 0-9 2-15zM91 289c-40 0-44-51-44-63 0-32 19-104 31-133 21-49 57-78 83-78 44 0 54 53 54 59 0 4-36 150-38 154-12 19-48 61-86 61z">
            <text:p/>
          </draw:path>
          <draw:path draw:style-name="gr2" draw:text-style-name="P2" draw:layer="layout" svg:width="0.208cm" svg:height="0.311cm" svg:x="20.988cm" svg:y="11.997cm" svg:viewBox="0 0 209 312" svg:d="M209 226h-17c0 12-6 38-12 44-3 2-39 2-47 2h-86c50-44 65-57 94-78 36-29 68-57 68-103 0-57-51-91-110-91s-99 42-99 84c0 24 21 26 25 26 11 0 24-7 24-24 0-8-2-25-26-25 13-34 45-44 68-44 48 0 72 36 72 74 0 42-30 74-45 91l-114 113c-4 3-4 3-4 17h194z">
            <text:p/>
          </draw:path>
          <draw:path draw:style-name="gr2" draw:text-style-name="P2" draw:layer="layout" svg:width="0.157cm" svg:height="0.668cm" svg:x="21.296cm" svg:y="11.70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6" draw:text-style-name="P4" draw:layer="layout" svg:width="17cm" svg:height="2cm" svg:x="10.6cm" svg:y="1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\text{if} q_2 = s_{p'} \text{ then }

§svg§600§FALSE§</svg:desc>
          <draw:polygon draw:style-name="gr1" draw:text-style-name="P1" draw:layer="layout" svg:width="4.47cm" svg:height="0.655cm" svg:x="12.222cm" svg:y="13.113cm" svg:viewBox="0 0 4471 656" draw:points="2235,656 0,656 0,0 4471,0 4471,656">
            <text:p/>
          </draw:polygon>
          <draw:path draw:style-name="gr2" draw:text-style-name="P2" draw:layer="layout" svg:width="0.143cm" svg:height="0.447cm" svg:x="12.245cm" svg:y="13.128cm" svg:viewBox="0 0 144 448" svg:d="M97 152l-95 8v21c46 0 51 3 51 36v180c0 30-7 31-53 31v20c21 0 59-1 74-1 25 0 48 1 70 1v-20c-43 0-47-4-47-29zM101 36c0-23-17-36-36-36-21 0-36 19-36 36s15 34 36 34c19 0 36-13 36-34z">
            <text:p/>
          </draw:path>
          <draw:path draw:style-name="gr2" draw:text-style-name="P2" draw:layer="layout" svg:width="0.218cm" svg:height="0.472cm" svg:x="12.429cm" svg:y="13.103cm" svg:viewBox="0 0 219 473" svg:d="M95 184v-78c0-59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2" draw:text-style-name="P2" draw:layer="layout" svg:width="0.33cm" svg:height="0.427cm" svg:x="12.857cm" svg:y="13.2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2" draw:text-style-name="P2" draw:layer="layout" svg:width="0.208cm" svg:height="0.311cm" svg:x="13.214cm" svg:y="13.365cm" svg:viewBox="0 0 209 312" svg:d="M209 226h-17c0 11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2" draw:text-style-name="P2" draw:layer="layout" svg:width="0.446cm" svg:height="0.157cm" svg:x="13.708cm" svg:y="13.32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2" draw:text-style-name="P2" draw:layer="layout" svg:width="0.246cm" svg:height="0.303cm" svg:x="14.409cm" svg:y="13.28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14.685cm" svg:y="13.46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14.99cm" svg:y="13.354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21cm" svg:height="0.419cm" svg:x="15.41cm" svg:y="13.164cm" svg:viewBox="0 0 211 420" svg:d="M105 144h95v-20h-95v-124h-18c-1 55-20 127-87 129v15h57v185c0 83 63 91 87 91 48 0 67-48 67-91v-38h-17v38c0 49-21 74-46 74-43 0-43-61-43-72z">
            <text:p/>
          </draw:path>
          <draw:path draw:style-name="gr2" draw:text-style-name="P2" draw:layer="layout" svg:width="0.337cm" svg:height="0.465cm" svg:x="15.676cm" svg:y="13.111cm" svg:viewBox="0 0 338 466" svg:d="M53 414c0 31-7 31-53 31v21c23 0 57-2 76-2 17 0 53 2 76 2v-21c-46 0-53 0-53-31v-123c0-71 47-107 91-107 42 0 49 36 49 74v156c0 31-7 31-53 31v21c25 0 59-2 76-2s53 2 76 2v-21c-36 0-51 0-53-21v-128c0-57 0-78-21-102-9-12-30-25-70-25-57 0-86 40-97 67v-236l-97 8v21c48 0 53 3 53 38z">
            <text:p/>
          </draw:path>
          <draw:path draw:style-name="gr2" draw:text-style-name="P2" draw:layer="layout" svg:width="0.259cm" svg:height="0.307cm" svg:x="16.045cm" svg:y="13.27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2" draw:text-style-name="P2" draw:layer="layout" svg:width="0.337cm" svg:height="0.295cm" svg:x="16.343cm" svg:y="13.28cm" svg:viewBox="0 0 338 296" svg:d="M53 67v178c0 30-7 31-53 31v20c23 0 57-1 76-1 17 0 53 1 76 1v-20c-46 0-53-1-53-31v-123c0-69 47-107 91-107 42 0 49 36 49 74v156c0 30-7 31-53 31v20c25 0 59-1 76-1s53 1 76 1v-20c-36 0-51 0-53-19v-130c0-57 0-78-21-102-9-12-30-25-70-25-50 0-80 28-99 70v-70l-95 8v21c48 0 53 3 53 38z">
            <text:p/>
          </draw:path>
        </draw:g>
        <draw:g>
          <svg:title>TexMaths</svg:title>
          <svg:desc>19§latex§$\text{update } s_p \leftarrow s_{p'}; s_{p'} \leftarrow \left\lbrace 0,1\right\rbrace^{34} \notin \left\lbrace \right s_p,s_{p'}\vert \forall s \in S\rbrace $§svg§600§FALSE§</svg:desc>
          <draw:polygon draw:style-name="gr1" draw:text-style-name="P1" draw:layer="layout" svg:width="14.553cm" svg:height="0.828cm" svg:x="12.872cm" svg:y="13.776cm" svg:viewBox="0 0 14554 829" draw:points="7277,829 0,829 0,0 14554,0 14554,829">
            <text:p/>
          </draw:polygon>
          <draw:path draw:style-name="gr2" draw:text-style-name="P2" draw:layer="layout" svg:width="0.337cm" svg:height="0.303cm" svg:x="12.893cm" svg:y="14.116cm" svg:viewBox="0 0 338 304" svg:d="M241 243v61l97-7v-21c-47 0-53-4-53-36v-240l-99 8v21c48 0 53 3 53 38v119c0 57-32 103-81 103-57 0-59-30-59-67v-222l-99 8v21c53 0 53 1 53 60v101c0 53 0 114 101 114 38 0 68-19 87-61z">
            <text:p/>
          </draw:path>
          <draw:path draw:style-name="gr2" draw:text-style-name="P2" draw:layer="layout" svg:width="0.33cm" svg:height="0.427cm" svg:x="13.26cm" svg:y="14.116cm" svg:viewBox="0 0 331 428" svg:d="M97 44v-44l-97 8v21c48 0 53 3 53 32v315c0 31-7 31-53 31v21c23-2 57-4 76-4 17 0 51 2 76 4v-21c-46 0-53 0-53-31v-114-5c4 11 32 47 82 47 81 0 150-66 150-152 0-85-65-152-141-152-51 0-80 30-93 44zM99 221v-151c19-34 53-53 87-53 48 0 90 59 90 135 0 82-48 137-97 137-27 0-54-13-71-40-9-15-9-15-9-28z">
            <text:p/>
          </draw:path>
          <draw:path draw:style-name="gr2" draw:text-style-name="P2" draw:layer="layout" svg:width="0.33cm" svg:height="0.472cm" svg:x="13.653cm" svg:y="13.949cm" svg:viewBox="0 0 331 473" svg:d="M232 428v45l99-7v-21c-46 0-52-6-52-38v-407l-97 8v21c48 0 52 3 52 38v144c-19-25-48-42-84-42-80 0-150 67-150 152 0 86 67 152 143 152 43 0 72-22 89-45zM232 249v137c0 13 0 13-8 25-19 32-49 47-78 47-30 0-55-17-70-44-19-26-21-64-21-93 0-24 2-64 21-95 15-21 40-42 76-42 25 0 51 10 72 40 8 12 8 14 8 25z">
            <text:p/>
          </draw:path>
          <draw:path draw:style-name="gr2" draw:text-style-name="P2" draw:layer="layout" svg:width="0.303cm" svg:height="0.307cm" svg:x="14.027cm" svg:y="14.113cm" svg:viewBox="0 0 304 308" svg:d="M196 251c2 27 21 55 53 55 13 0 55-9 55-65v-38h-17v38c0 38-17 44-25 44-23 0-24-30-24-34v-135c0-29-1-53-25-80-27-25-59-36-91-36-56 0-103 32-103 76 0 21 13 32 32 32 17 0 31-13 31-32 0-8-4-30-34-30 17-23 51-31 72-31 32 0 70 27 70 86v24c-34 2-80 4-123 25-50 23-67 57-67 88 0 53 65 70 108 70 44 0 74-27 88-57zM190 141v66c0 65-48 88-78 88-32 0-61-25-61-59 0-36 29-92 139-95z">
            <text:p/>
          </draw:path>
          <draw:path draw:style-name="gr2" draw:text-style-name="P2" draw:layer="layout" svg:width="0.21cm" svg:height="0.419cm" svg:x="14.345cm" svg:y="14.002cm" svg:viewBox="0 0 211 420" svg:d="M105 144h95v-20h-95v-124h-18c-1 55-20 127-87 129v15h57v185c0 83 63 91 87 91 48 0 67-47 67-91v-38h-17v38c0 49-19 74-46 74-43 0-43-61-43-72z">
            <text:p/>
          </draw:path>
          <draw:path draw:style-name="gr2" draw:text-style-name="P2" draw:layer="layout" svg:width="0.259cm" svg:height="0.307cm" svg:x="14.609cm" svg:y="14.11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2" draw:text-style-name="P2" draw:layer="layout" svg:width="0.246cm" svg:height="0.303cm" svg:x="15.152cm" svg:y="14.1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4-42-21-50-19-19-38-22-68-28-23-6-50-10-50-40 0-21 15-61 74-61 17 0 52 4 61 31z">
            <text:p/>
          </draw:path>
          <draw:path draw:style-name="gr2" draw:text-style-name="P2" draw:layer="layout" svg:width="0.261cm" svg:height="0.297cm" svg:x="15.428cm" svg:y="14.3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594cm" svg:height="0.349cm" svg:x="15.96cm" svg:y="14.071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2" draw:text-style-name="P2" draw:layer="layout" svg:width="0.246cm" svg:height="0.303cm" svg:x="16.809cm" svg:y="14.1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17.084cm" svg:y="14.3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17.39cm" svg:y="14.19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073cm" svg:height="0.417cm" svg:x="17.632cm" svg:y="14.124cm" svg:viewBox="0 0 74 418" svg:d="M72 36c0-21-15-36-36-36-19 0-36 15-36 36 0 19 17 34 36 34 21 0 36-15 36-34zM59 281c0 19 0 73-44 122-4 6-4 6-4 8 0 5 4 7 6 7 8 0 57-53 57-131 0-19 0-68-38-68-25 0-36 17-36 34 0 19 11 36 36 36 4 0 6 0 6 0 5-2 11-2 17-8z">
            <text:p/>
          </draw:path>
          <draw:path draw:style-name="gr2" draw:text-style-name="P2" draw:layer="layout" svg:width="0.246cm" svg:height="0.303cm" svg:x="17.905cm" svg:y="14.1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2" draw:text-style-name="P2" draw:layer="layout" svg:width="0.261cm" svg:height="0.297cm" svg:x="18.183cm" svg:y="14.3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18.488cm" svg:y="14.19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594cm" svg:height="0.349cm" svg:x="18.895cm" svg:y="14.071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2" draw:text-style-name="P2" draw:layer="layout" svg:width="0.238cm" svg:height="0.668cm" svg:x="19.756cm" svg:y="13.911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2-6-1-8-1-32v-141c0-31-6-42-27-63-15-13-34-21-53-26 55-16 80-46 80-86z">
            <text:p/>
          </draw:path>
          <draw:path draw:style-name="gr2" draw:text-style-name="P2" draw:layer="layout" svg:width="0.282cm" svg:height="0.461cm" svg:x="20.067cm" svg:y="13.968cm" svg:viewBox="0 0 283 462" svg:d="M283 232c0-53-4-107-26-156-31-65-86-76-114-76-42 0-90 17-118 80-21 45-25 99-25 152 0 51 2 110 30 161 29 56 78 69 111 69 36 0 87-15 117-78 21-46 25-99 25-152zM141 447c-25 0-65-17-78-82-8-40-8-101-8-141 0-43 0-87 6-123 13-80 62-86 80-86 22 0 66 12 79 78 8 38 8 89 8 131 0 50 0 95-8 139-11 63-49 84-79 84z">
            <text:p/>
          </draw:path>
          <draw:path draw:style-name="gr2" draw:text-style-name="P2" draw:layer="layout" svg:width="0.079cm" svg:height="0.2cm" svg:x="20.432cm" svg:y="14.34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21cm" svg:height="0.446cm" svg:x="20.73cm" svg:y="13.968cm" svg:viewBox="0 0 222 447" svg:d="M139 17c0-15 0-17-15-17-42 44-103 44-124 44v21c13 0 53 0 87-19v347c0 25-1 33-62 33h-21v21c25-2 82-2 110-2 27 0 86 0 108 2v-21h-21c-60 0-62-8-62-33z">
            <text:p/>
          </draw:path>
          <draw:path draw:style-name="gr2" draw:text-style-name="P2" draw:layer="layout" svg:width="0.238cm" svg:height="0.668cm" svg:x="21.052cm" svg:y="13.911cm" svg:viewBox="0 0 239 669" svg:d="M97 582c0 26-17 68-91 74-4 0-6 2-6 7 0 6 8 6 13 6 65 0 128-32 130-84v-152c0-26-1-47 26-70 23-19 50-21 65-21 2 0 5-4 5-7 0-6-3-6-11-8-44-2-76-27-84-59-2-8-1-9-1-32v-133c0-29 0-50-33-76-26-19-74-27-97-27-5 0-13 0-13 8 0 5 4 5 11 7 42 2 75 23 84 57 2 8 2 8 2 33v140c0 31 6 42 27 63 15 15 34 21 53 27-55 15-80 47-80 85z">
            <text:p/>
          </draw:path>
          <draw:path draw:style-name="gr2" draw:text-style-name="P2" draw:layer="layout" svg:width="0.216cm" svg:height="0.32cm" svg:x="21.365cm" svg:y="13.767cm" svg:viewBox="0 0 217 321" svg:d="M103 156c38 0 64 25 64 76 0 57-34 74-62 74-19 0-59-4-80-32 23 0 28-17 28-27 0-15-11-25-26-25-14 0-27 8-27 27 0 44 49 72 106 72 65 0 111-43 111-89 0-38-31-74-82-86 49-17 66-53 66-81 0-36-41-65-95-65-51 0-91 25-91 63 0 17 10 24 25 24 13 0 23-9 23-22 0-16-10-25-23-25 15-21 47-27 66-27 21 0 50 12 50 52 0 21-6 41-19 57-15 17-29 19-51 19-12 2-14 2-16 2s-5 0-5 5c0 8 5 8 13 8z">
            <text:p/>
          </draw:path>
          <draw:path draw:style-name="gr2" draw:text-style-name="P2" draw:layer="layout" svg:width="0.231cm" svg:height="0.316cm" svg:x="21.623cm" svg:y="13.761cm" svg:viewBox="0 0 232 317" svg:d="M232 240v-18h-53v-209c0-9 0-13-10-13-6 0-7 0-13 6l-156 216v18h139v39c0 16 0 21-38 21h-14v17c25-1 54-1 71-1 19 0 47 0 72 1v-17h-13c-38 0-38-5-38-21v-39zM143 51v171h-126z">
            <text:p/>
          </draw:path>
          <draw:path draw:style-name="gr2" draw:text-style-name="P2" draw:layer="layout" svg:width="0.261cm" svg:height="0.668cm" svg:x="22.203cm" svg:y="13.911cm" svg:viewBox="0 0 262 669" svg:d="M258 25c4-8 4-12 4-12 0-7-5-13-13-13-6 0-10 2-11 6l-234 638c-4 10-4 12-4 12 0 7 6 13 13 13 10 0 12-4 16-15z">
            <text:p/>
          </draw:path>
          <draw:path draw:style-name="gr2" draw:text-style-name="P2" draw:layer="layout" svg:width="0.335cm" svg:height="0.389cm" svg:x="22.148cm" svg:y="14.052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2" draw:text-style-name="P2" draw:layer="layout" svg:width="0.238cm" svg:height="0.668cm" svg:x="22.771cm" svg:y="13.911cm" svg:viewBox="0 0 239 669" svg:d="M143 89c0-26 17-70 91-74 2-2 5-4 5-7 0-8-5-8-13-8-66 0-129 34-129 84v152c0 26 0 47-27 70-24 19-49 21-64 21-4 2-6 4-6 8 0 7 4 7 11 7 44 4 76 27 84 59 2 8 2 10 2 34v133c0 27 0 50 32 75 27 20 70 26 97 26 8 0 13 0 13-6 0-7-3-7-11-7-42-4-76-25-84-59-2-6-1-8-1-32v-141c0-31-6-42-27-63-15-13-34-21-53-26 55-16 80-46 80-86z">
            <text:p/>
          </draw:path>
          <draw:path draw:style-name="gr2" draw:text-style-name="P2" draw:layer="layout" svg:width="0.246cm" svg:height="0.303cm" svg:x="23.282cm" svg:y="14.1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2" draw:text-style-name="P2" draw:layer="layout" svg:width="0.261cm" svg:height="0.297cm" svg:x="23.56cm" svg:y="14.3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9 11-36 25-10 17-17 43-17 47 0 6 5 6 7 6 8 0 8-2 12-13 5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79cm" svg:height="0.2cm" svg:x="23.926cm" svg:y="14.34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2" draw:text-style-name="P2" draw:layer="layout" svg:width="0.246cm" svg:height="0.303cm" svg:x="24.198cm" svg:y="14.1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261cm" svg:height="0.297cm" svg:x="24.475cm" svg:y="14.307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2" draw:text-style-name="P2" draw:layer="layout" svg:width="0.094cm" svg:height="0.176cm" svg:x="24.781cm" svg:y="14.193cm" svg:viewBox="0 0 95 177" svg:d="M91 32c0 0 4-7 4-13 0-11-11-19-21-19-15 0-19 11-21 15l-51 147c-2 3-2 5-2 5 0 6 15 10 15 10 2 0 4-2 6-6z">
            <text:p/>
          </draw:path>
          <draw:path draw:style-name="gr2" draw:text-style-name="P2" draw:layer="layout" svg:width="0.028cm" svg:height="0.668cm" svg:x="25.045cm" svg:y="13.911cm" svg:viewBox="0 0 29 669" svg:d="M29 25c0-14-1-25-14-25-15 0-15 11-15 25v621c0 12 0 23 15 23 13 0 14-11 14-23z">
            <text:p/>
          </draw:path>
          <draw:path draw:style-name="gr2" draw:text-style-name="P2" draw:layer="layout" svg:width="0.371cm" svg:height="0.48cm" svg:x="25.15cm" svg:y="13.949cm" svg:viewBox="0 0 372 481" svg:d="M371 25c1-6 1-8 1-12 0-5-3-13-13-13-8 0-11 8-15 15l-55 148h-203l-57-148c-4-9-6-15-16-15-5 0-13 8-13 13 0 2 0 2 4 12l167 441c4 7 8 15 15 15 10 0 14-8 15-15zM95 190h182l-91 238z">
            <text:p/>
          </draw:path>
          <draw:path draw:style-name="gr2" draw:text-style-name="P2" draw:layer="layout" svg:width="0.246cm" svg:height="0.303cm" svg:x="25.554cm" svg:y="14.116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2" draw:text-style-name="P2" draw:layer="layout" svg:width="0.335cm" svg:height="0.389cm" svg:x="26.073cm" svg:y="14.052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2" draw:text-style-name="P2" draw:layer="layout" svg:width="0.396cm" svg:height="0.488cm" svg:x="26.681cm" svg:y="13.942cm" svg:viewBox="0 0 397 489" svg:d="M397 8c0-4 0-8-6-8-3 0-5 0-13 10l-32 38c-17-31-52-48-95-48-86 0-165 78-165 158 0 55 34 85 68 95l72 19c25 6 63 17 63 72 0 59-55 124-122 124-44 0-118-16-118-99 0-15 4-33 4-36 2-2 2-4 2-4 0-8-4-8-7-8-4 0-6 0-8 2s-40 156-40 158c0 4 4 8 8 8 3 0 3-2 11-12l34-38c29 40 74 50 112 50 91 0 171-90 171-173 0-48-22-71-32-78-15-17-27-19-85-35-16-3-40-11-46-11-17-8-40-27-40-63 0-53 53-110 116-110 57 0 97 29 97 105 0 20-2 32-2 36 0 2 0 7 8 7 7 0 7-2 9-13z">
            <text:p/>
          </draw:path>
          <draw:path draw:style-name="gr2" draw:text-style-name="P2" draw:layer="layout" svg:width="0.238cm" svg:height="0.668cm" svg:x="27.141cm" svg:y="13.911cm" svg:viewBox="0 0 239 669" svg:d="M97 582c0 26-17 68-91 74-4 0-6 2-6 7 0 6 8 6 13 6 65 0 128-32 130-84v-152c0-26 0-47 26-70 23-19 50-21 65-21 2 0 5-4 5-7 0-6-3-6-11-8-44-2-76-27-84-59-1-8-1-9-1-32v-133c0-29 0-50-33-76-26-19-74-27-97-27-5 0-13 0-13 8 0 5 4 5 11 7 42 2 75 23 84 57 2 8 2 8 2 33v140c0 31 6 42 27 63 15 15 34 21 53 27-55 15-80 47-80 85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3" draw:text-style-name="P3" draw:layer="layout" svg:x1="4.721cm" svg:y1="5.101cm" svg:x2="4.721cm" svg:y2="12.721cm">
          <text:p/>
        </draw:line>
        <draw:line draw:style-name="gr13" draw:text-style-name="P3" draw:layer="layout" svg:x1="9.721cm" svg:y1="5.101cm" svg:x2="9.721cm" svg:y2="12.721cm">
          <text:p/>
        </draw:line>
        <draw:line draw:style-name="gr13" draw:text-style-name="P3" draw:layer="layout" svg:x1="14.921cm" svg:y1="5.101cm" svg:x2="14.921cm" svg:y2="12.721cm">
          <text:p/>
        </draw:line>
        <draw:g>
          <svg:title>TexMaths</svg:title>
          <svg:desc>28§latex§\text{FUE}§svg§600§TRUE§</svg:desc>
          <draw:polygon draw:style-name="gr14" draw:text-style-name="P6" draw:layer="layout" svg:width="2.043cm" svg:height="0.671cm" svg:x="3.759cm" svg:y="4.089cm" svg:viewBox="0 0 2044 672" draw:points="1022,672 0,672 0,0 2044,0 2044,672">
            <text:p/>
          </draw:polygon>
          <draw:path draw:style-name="gr2" draw:text-style-name="P2" draw:layer="layout" svg:width="0.57cm" svg:height="0.671cm" svg:x="3.793cm" svg:y="4.089cm" svg:viewBox="0 0 571 672" svg:d="M543 0h-543v31h22c79 0 79 11 79 47v515c0 37 0 48-79 48h-22v31c34-3 112-3 151-3s129 0 165 3v-31h-33c-93 0-93-14-93-48v-243h84c96 0 107 33 107 117h22v-263h-22c0 84-11 115-107 115h-84v-249c0-34 3-39 48-39h120c146 0 171 56 188 190h25z">
            <text:p/>
          </draw:path>
          <draw:path draw:style-name="gr2" draw:text-style-name="P2" draw:layer="layout" svg:width="0.674cm" svg:height="0.696cm" svg:x="4.431cm" svg:y="4.086cm" svg:viewBox="0 0 675 697" svg:d="M543 448c0 140-95 218-190 218-48 0-163-25-163-213v-375c0-36 0-47 79-47h22v-31c-33 3-106 3-145 3-37 0-112 0-146-3v31h22c79 0 79 11 79 47v373c0 137 115 246 249 246 115 0 204-92 221-204 3-20 3-28 3-70v-317c0-30 0-75 101-75v-31c-37 0-84 3-118 3-33 0-81-3-117-3v31c103 0 103 47 103 73z">
            <text:p/>
          </draw:path>
          <draw:path draw:style-name="gr2" draw:text-style-name="P2" draw:layer="layout" svg:width="0.612cm" svg:height="0.671cm" svg:x="5.167cm" svg:y="4.089cm" svg:viewBox="0 0 613 672" svg:d="M101 593c0 37 0 48-79 48h-22v31h571l42-255h-25c-25 151-48 224-218 224h-132c-48 0-48-6-48-39v-263h90c95 0 106 30 106 114h26v-263h-26c0 87-11 118-106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14" draw:text-style-name="P6" draw:layer="layout" svg:width="1.281cm" svg:height="0.671cm" svg:x="9.159cm" svg:y="4.112cm" svg:viewBox="0 0 1282 672" draw:points="641,672 0,672 0,0 1282,0 1282,672">
            <text:p/>
          </draw:polygon>
          <draw:path draw:style-name="gr2" draw:text-style-name="P2" draw:layer="layout" svg:width="0.438cm" svg:height="0.719cm" svg:x="9.215cm" svg:y="4.087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2" draw:text-style-name="P2" draw:layer="layout" svg:width="0.674cm" svg:height="0.674cm" svg:x="9.736cm" svg:y="4.109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14" draw:text-style-name="P6" draw:layer="layout" svg:width="1.472cm" svg:height="0.671cm" svg:x="14.36cm" svg:y="4.09cm" svg:viewBox="0 0 1473 672" draw:points="737,672 0,672 0,0 1473,0 1473,672">
            <text:p/>
          </draw:polygon>
          <draw:path draw:style-name="gr2" draw:text-style-name="P2" draw:layer="layout" svg:width="0.674cm" svg:height="0.674cm" svg:x="14.394cm" svg:y="4.087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2" draw:text-style-name="P2" draw:layer="layout" svg:width="0.674cm" svg:height="0.674cm" svg:x="15.127cm" svg:y="4.087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14" draw:text-style-name="P6" draw:layer="layout" svg:width="5.621cm" svg:height="0.623cm" svg:x="16.563cm" svg:y="4.095cm" svg:viewBox="0 0 5622 624" draw:points="2812,624 0,624 0,0 5622,0 5622,624">
            <text:p/>
          </draw:polygon>
          <draw:path draw:style-name="gr2" draw:text-style-name="P2" draw:layer="layout" svg:width="0.415cm" svg:height="0.481cm" svg:x="16.587cm" svg:y="4.101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2" draw:text-style-name="P2" draw:layer="layout" svg:width="0.231cm" svg:height="0.323cm" svg:x="17.063cm" svg:y="4.26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2" draw:text-style-name="P2" draw:layer="layout" svg:width="0.273cm" svg:height="0.323cm" svg:x="17.335cm" svg:y="4.26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2" draw:text-style-name="P2" draw:layer="layout" svg:width="0.355cm" svg:height="0.319cm" svg:x="17.649cm" svg:y="4.271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2" draw:text-style-name="P2" draw:layer="layout" svg:width="0.347cm" svg:height="0.497cm" svg:x="18.041cm" svg:y="4.093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2" draw:text-style-name="P2" draw:layer="layout" svg:width="0.313cm" svg:height="0.323cm" svg:x="18.425cm" svg:y="4.267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2" draw:text-style-name="P2" draw:layer="layout" svg:width="0.355cm" svg:height="0.311cm" svg:x="18.777cm" svg:y="4.271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2" draw:text-style-name="P2" draw:layer="layout" svg:width="0.345cm" svg:height="0.449cm" svg:x="19.139cm" svg:y="4.279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2" draw:text-style-name="P2" draw:layer="layout" svg:width="0.549cm" svg:height="0.311cm" svg:x="19.517cm" svg:y="4.271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2" draw:text-style-name="P2" draw:layer="layout" svg:width="0.313cm" svg:height="0.513cm" svg:x="20.351cm" svg:y="4.085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2" draw:text-style-name="P2" draw:layer="layout" svg:width="0.221cm" svg:height="0.441cm" svg:x="20.715cm" svg:y="4.149cm" svg:viewBox="0 0 222 442" svg:d="M110 152h100v-22h-100v-130h-18c-2 58-22 134-92 136v16h60v194c0 88 66 96 92 96 50 0 70-50 70-96v-40h-18v40c0 52-22 78-48 78-46 0-46-64-46-76z">
            <text:p/>
          </draw:path>
          <draw:path draw:style-name="gr2" draw:text-style-name="P2" draw:layer="layout" svg:width="0.317cm" svg:height="0.323cm" svg:x="21.003cm" svg:y="4.267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2" draw:text-style-name="P2" draw:layer="layout" svg:width="0.221cm" svg:height="0.441cm" svg:x="21.337cm" svg:y="4.149cm" svg:viewBox="0 0 222 442" svg:d="M110 152h100v-22h-100v-130h-18c-2 58-22 134-92 136v16h60v194c0 88 66 96 92 96 50 0 70-50 70-96v-40h-18v40c0 52-20 78-48 78-46 0-46-64-46-76z">
            <text:p/>
          </draw:path>
          <draw:path draw:style-name="gr2" draw:text-style-name="P2" draw:layer="layout" svg:width="0.273cm" svg:height="0.323cm" svg:x="21.615cm" svg:y="4.26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2" draw:text-style-name="P2" draw:layer="layout" svg:width="0.231cm" svg:height="0.323cm" svg:x="21.931cm" svg:y="4.26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line draw:style-name="gr15" draw:text-style-name="P7" draw:layer="layout" svg:x1="9.821cm" svg:y1="7.387cm" svg:x2="4.721cm" svg:y2="7.387cm">
          <text:p/>
        </draw:line>
        <draw:line draw:style-name="gr15" draw:text-style-name="P7" draw:layer="layout" svg:x1="14.921cm" svg:y1="7.387cm" svg:x2="9.821cm" svg:y2="7.387cm">
          <text:p/>
        </draw:line>
        <draw:g>
          <svg:title>TexMaths</svg:title>
          <svg:desc>16§latex§if $\exists x$ such that $q_1 = P_x^{'}$ then $P_x^{'},P_x^{''}$§svg§600§TRUE§</svg:desc>
          <draw:polygon draw:style-name="gr14" draw:text-style-name="P6" draw:layer="layout" svg:width="8.748cm" svg:height="0.669cm" svg:x="16.545cm" svg:y="7.01cm" svg:viewBox="0 0 8749 670" draw:points="4375,670 0,670 0,0 8749,0 8749,670">
            <text:p/>
          </draw:polygon>
          <draw:path draw:style-name="gr2" draw:text-style-name="P2" draw:layer="layout" svg:width="0.121cm" svg:height="0.376cm" svg:x="16.564cm" svg:y="7.163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text-style-name="P2" draw:layer="layout" svg:width="0.183cm" svg:height="0.397cm" svg:x="16.719cm" svg:y="7.142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2" draw:text-style-name="P2" draw:layer="layout" svg:width="0.25cm" svg:height="0.391cm" svg:x="17.091cm" svg:y="7.149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2" draw:text-style-name="P2" draw:layer="layout" svg:width="0.281cm" svg:height="0.255cm" svg:x="17.387cm" svg:y="7.291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2" draw:text-style-name="P2" draw:layer="layout" svg:width="0.185cm" svg:height="0.258cm" svg:x="17.897cm" svg:y="7.28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84cm" svg:height="0.255cm" svg:x="18.118cm" svg:y="7.291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215cm" svg:height="0.258cm" svg:x="18.43cm" svg:y="7.286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text-style-name="P2" draw:layer="layout" svg:width="0.284cm" svg:height="0.391cm" svg:x="18.662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177cm" svg:height="0.352cm" svg:x="19.153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19.379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53cm" svg:height="0.258cm" svg:x="19.695cm" svg:y="7.286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2cm" svg:x="19.963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33cm" svg:height="0.359cm" svg:x="20.38cm" svg:y="7.291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text-style-name="P2" draw:layer="layout" svg:width="0.145cm" svg:height="0.261cm" svg:x="20.651cm" svg:y="7.361cm" svg:viewBox="0 0 146 262" svg:d="M90 11c0-11 0-11-12-11-25 26-62 26-78 26v14c10 0 35 0 58-11v201c0 13 0 18-40 18h-15v14c7 0 56-1 71-1 12 0 62 1 72 1v-14h-16c-40 0-40-5-40-18z">
            <text:p/>
          </draw:path>
          <draw:path draw:style-name="gr2" draw:text-style-name="P2" draw:layer="layout" svg:width="0.375cm" svg:height="0.132cm" svg:x="21.048cm" svg:y="7.333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text-style-name="P2" draw:layer="layout" svg:width="0.402cm" svg:height="0.384cm" svg:x="21.63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2.072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12cm" svg:height="0.178cm" svg:x="21.987cm" svg:y="7.504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2" draw:text-style-name="P2" draw:layer="layout" svg:width="0.177cm" svg:height="0.352cm" svg:x="22.449cm" svg:y="7.194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22.673cm" svg:y="7.149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22.982cm" svg:y="7.28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49cm" svg:x="23.235cm" svg:y="7.29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402cm" svg:height="0.384cm" svg:x="23.737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179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12cm" svg:height="0.178cm" svg:x="24.094cm" svg:y="7.504cm" svg:viewBox="0 0 213 179" svg:d="M80 133c-5 14-18 35-37 35-1 0-14 0-22-5 16-6 17-21 17-22 0-10-6-15-16-15-11 0-22 10-22 24 0 20 22 29 42 29 17 0 35-11 44-29 10 21 31 29 47 29 46 0 70-49 70-61 0-4-5-4-6-4-5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2" draw:text-style-name="P2" draw:layer="layout" svg:width="0.066cm" svg:height="0.169cm" svg:x="24.406cm" svg:y="7.48cm" svg:viewBox="0 0 67 170" svg:d="M67 59c0-37-14-59-37-59-19 0-30 14-30 30 0 15 11 31 30 31 7 0 15-3 21-8 2-2 2-2 3-2v8c0 43-19 77-38 96-6 5-6 7-6 8 0 5 3 7 4 7 7 0 53-44 53-111z">
            <text:p/>
          </draw:path>
          <draw:path draw:style-name="gr2" draw:text-style-name="P2" draw:layer="layout" svg:width="0.402cm" svg:height="0.384cm" svg:x="24.63cm" svg:y="7.155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5.07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195cm" svg:y="7.008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12cm" svg:height="0.178cm" svg:x="24.985cm" svg:y="7.504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</draw:g>
        <draw:g>
          <svg:title>TexMaths</svg:title>
          <svg:desc>18§latex§$q_1$§svg§600§TRUE§</svg:desc>
          <draw:polygon draw:style-name="gr14" draw:text-style-name="P6" draw:layer="layout" svg:width="0.534cm" svg:height="0.395cm" svg:x="6.721cm" svg:y="6.638cm" svg:viewBox="0 0 535 396" draw:points="267,396 0,396 0,0 535,0 535,396">
            <text:p/>
          </draw:polygon>
          <draw:path draw:style-name="gr2" draw:text-style-name="P2" draw:layer="layout" svg:width="0.262cm" svg:height="0.404cm" svg:x="6.746cm" svg:y="6.629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63cm" svg:height="0.294cm" svg:x="7.051cm" svg:y="6.71cm" svg:viewBox="0 0 164 295" svg:d="M101 13c0-13 0-13-13-13-29 29-70 29-88 29v16c11 0 40 0 65-13v227c0 15 0 20-45 20h-16v16c7 0 63-2 79-2 14 0 70 2 81 2v-16h-18c-45 0-45-5-45-20z">
            <text:p/>
          </draw:path>
        </draw:g>
        <draw:g>
          <svg:title>TexMaths</svg:title>
          <svg:desc>18§latex§$q_1$§svg§600§TRUE§</svg:desc>
          <draw:polygon draw:style-name="gr14" draw:text-style-name="P6" draw:layer="layout" svg:width="0.534cm" svg:height="0.395cm" svg:x="12.122cm" svg:y="6.639cm" svg:viewBox="0 0 535 396" draw:points="267,396 0,396 0,0 535,0 535,396">
            <text:p/>
          </draw:polygon>
          <draw:path draw:style-name="gr2" draw:text-style-name="P2" draw:layer="layout" svg:width="0.262cm" svg:height="0.404cm" svg:x="12.147cm" svg:y="6.63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63cm" svg:height="0.294cm" svg:x="12.452cm" svg:y="6.711cm" svg:viewBox="0 0 164 295" svg:d="M101 13c0-13 0-13-13-13-29 29-70 29-88 29v16c11 0 40 0 65-13v227c0 15 0 20-45 20h-16v16c7 0 63-2 79-2 14 0 70 2 81 2v-16h-18c-45 0-45-5-45-20z">
            <text:p/>
          </draw:path>
        </draw:g>
        <draw:line draw:style-name="gr15" draw:text-style-name="P7" draw:layer="layout" svg:x1="9.808cm" svg:y1="8.682cm" svg:x2="4.708cm" svg:y2="8.682cm">
          <text:p/>
        </draw:line>
        <draw:line draw:style-name="gr15" draw:text-style-name="P7" draw:layer="layout" svg:x1="14.908cm" svg:y1="8.682cm" svg:x2="9.808cm" svg:y2="8.682cm">
          <text:p/>
        </draw:line>
        <draw:g>
          <svg:title>TexMaths</svg:title>
          <svg:desc>18§latex§$q_2$§svg§600§TRUE§</svg:desc>
          <draw:polygon draw:style-name="gr14" draw:text-style-name="P6" draw:layer="layout" svg:width="0.534cm" svg:height="0.395cm" svg:x="6.709cm" svg:y="8.034cm" svg:viewBox="0 0 535 396" draw:points="267,396 0,396 0,0 535,0 535,396">
            <text:p/>
          </draw:polygon>
          <draw:path draw:style-name="gr2" draw:text-style-name="P2" draw:layer="layout" svg:width="0.262cm" svg:height="0.404cm" svg:x="6.734cm" svg:y="8.025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97cm" svg:height="0.294cm" svg:x="7.019cm" svg:y="8.106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8§latex§$q_2$§svg§600§TRUE§</svg:desc>
          <draw:polygon draw:style-name="gr14" draw:text-style-name="P6" draw:layer="layout" svg:width="0.534cm" svg:height="0.395cm" svg:x="12.035cm" svg:y="8.035cm" svg:viewBox="0 0 535 396" draw:points="267,396 0,396 0,0 535,0 535,396">
            <text:p/>
          </draw:polygon>
          <draw:path draw:style-name="gr2" draw:text-style-name="P2" draw:layer="layout" svg:width="0.262cm" svg:height="0.404cm" svg:x="12.06cm" svg:y="8.026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197cm" svg:height="0.294cm" svg:x="12.345cm" svg:y="8.107cm" svg:viewBox="0 0 198 295" svg:d="M198 214h-16c0 11-5 36-11 42-3 1-38 1-45 1h-81c47-41 61-54 88-73 35-27 65-54 65-98 0-54-48-86-104-86s-94 40-94 79c0 24 20 25 23 25 11 0 24-7 24-23 0-7-2-23-25-23 12-33 43-42 64-42 45 0 69 34 69 70 0 40-29 71-43 87l-108 106c-4 4-4 4-4 16h184z">
            <text:p/>
          </draw:path>
        </draw:g>
        <draw:g>
          <svg:title>TexMaths</svg:title>
          <svg:desc>16§latex§if $\exists y$ such that $q_2 = P_y^{'}$ then $P_y^{'},P_y^{''}$§svg§600§TRUE§</svg:desc>
          <draw:polygon draw:style-name="gr14" draw:text-style-name="P6" draw:layer="layout" svg:width="8.697cm" svg:height="0.745cm" svg:x="16.548cm" svg:y="8.412cm" svg:viewBox="0 0 8698 746" draw:points="4349,746 0,746 0,0 8698,0 8698,746">
            <text:p/>
          </draw:polygon>
          <draw:path draw:style-name="gr2" draw:text-style-name="P2" draw:layer="layout" svg:width="0.121cm" svg:height="0.377cm" svg:x="16.567cm" svg:y="8.56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2" draw:text-style-name="P2" draw:layer="layout" svg:width="0.183cm" svg:height="0.397cm" svg:x="16.722cm" svg:y="8.544cm" svg:viewBox="0 0 184 398" svg:d="M80 155v-65c0-50 27-77 53-77 1 0 9 0 19 3-8 3-18 10-18 24 0 13 10 24 24 24 18 0 26-11 26-24 0-21-21-40-51-40-40 0-88 30-88 90v65h-45v18h45v182c0 26-7 26-45 26v17c22-1 50-1 66-1 22 0 49 0 72 1v-17h-13c-42 0-43-7-43-27v-181h65v-18z">
            <text:p/>
          </draw:path>
          <draw:path draw:style-name="gr2" draw:text-style-name="P2" draw:layer="layout" svg:width="0.25cm" svg:height="0.391cm" svg:x="17.094cm" svg:y="8.551cm" svg:viewBox="0 0 251 392" svg:d="M251 21c0-19-1-21-19-21h-213c-9 0-19 0-19 11s10 11 19 11h210v162h-202c-9 0-19 0-19 11 0 13 10 13 19 13h202v162h-210c-9 0-19 0-19 11s10 11 19 11h213c18 0 19-2 19-21z">
            <text:p/>
          </draw:path>
          <draw:path draw:style-name="gr2" draw:text-style-name="P2" draw:layer="layout" svg:width="0.26cm" svg:height="0.364cm" svg:x="17.39cm" svg:y="8.693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2" draw:text-style-name="P2" draw:layer="layout" svg:width="0.185cm" svg:height="0.258cm" svg:x="17.874cm" svg:y="8.688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84cm" svg:height="0.255cm" svg:x="18.095cm" svg:y="8.693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215cm" svg:height="0.258cm" svg:x="18.407cm" svg:y="8.68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text-style-name="P2" draw:layer="layout" svg:width="0.284cm" svg:height="0.391cm" svg:x="18.639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177cm" svg:height="0.353cm" svg:x="19.131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text-style-name="P2" draw:layer="layout" svg:width="0.284cm" svg:height="0.391cm" svg:x="19.356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53cm" svg:height="0.258cm" svg:x="19.673cm" svg:y="8.68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3cm" svg:x="19.94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text-style-name="P2" draw:layer="layout" svg:width="0.233cm" svg:height="0.359cm" svg:x="20.358cm" svg:y="8.693cm" svg:viewBox="0 0 234 360" svg:d="M234 6c0-3-2-6-7-6-6 0-29 22-38 40-13-30-34-40-53-40-66 0-136 83-136 165 0 56 34 91 75 91 24 0 47-14 66-34-5 20-23 96-24 101-5 16-10 18-42 19-8 0-13 0-13 12 0 0 0 6 8 6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text-style-name="P2" draw:layer="layout" svg:width="0.175cm" svg:height="0.261cm" svg:x="20.609cm" svg:y="8.76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2" draw:text-style-name="P2" draw:layer="layout" svg:width="0.375cm" svg:height="0.132cm" svg:x="21.025cm" svg:y="8.735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text-style-name="P2" draw:layer="layout" svg:width="0.402cm" svg:height="0.385cm" svg:x="21.607cm" svg:y="8.557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2.049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02cm" svg:height="0.255cm" svg:x="21.964cm" svg:y="8.906cm" svg:viewBox="0 0 203 256" svg:d="M202 26c1-7 1-7 1-10 0-8-6-13-13-13-4 0-11 3-16 10-1 3-4 16-6 24l-8 32c-3 9-16 59-16 64-2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2" draw:text-style-name="P2" draw:layer="layout" svg:width="0.177cm" svg:height="0.353cm" svg:x="22.414cm" svg:y="8.596cm" svg:viewBox="0 0 178 354" svg:d="M88 122h80v-18h-80v-104h-14c-2 46-18 107-74 109v13h48v155c0 70 53 77 74 77 40 0 56-40 56-77v-32h-15v32c0 41-17 62-38 62-37 0-37-51-37-61z">
            <text:p/>
          </draw:path>
          <draw:path draw:style-name="gr2" draw:text-style-name="P2" draw:layer="layout" svg:width="0.284cm" svg:height="0.391cm" svg:x="22.638cm" svg:y="8.551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22.948cm" svg:y="8.6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49cm" svg:x="23.2cm" svg:y="8.69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402cm" svg:height="0.385cm" svg:x="23.702cm" svg:y="8.557cm" svg:viewBox="0 0 403 386" svg:d="M149 208h96c80 0 158-59 158-123 0-43-37-85-112-85h-182c-11 0-18 0-18 11 0 7 7 7 18 7 6 0 17 0 24 1 9 0 13 2 13 8 0 3-2 5-4 11l-75 304c-6 21-6 26-51 26-10 0-16 0-16 11 0 7 6 7 8 7 16 0 56-2 72-2 11 0 24 0 37 0 11 0 24 2 37 2 3 0 11 0 11-12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144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02cm" svg:height="0.255cm" svg:x="24.057cm" svg:y="8.906cm" svg:viewBox="0 0 203 256" svg:d="M202 26c1-7 1-7 1-10 0-8-6-13-13-13-4 0-11 3-16 10-1 3-4 16-6 24l-8 32c-3 9-16 59-16 64 0 0-18 35-50 35-27 0-27-26-27-34 0-20 10-46 23-76 4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  <draw:path draw:style-name="gr2" draw:text-style-name="P2" draw:layer="layout" svg:width="0.066cm" svg:height="0.169cm" svg:x="24.358cm" svg:y="8.882cm" svg:viewBox="0 0 67 170" svg:d="M67 59c0-37-14-59-37-59-19 0-30 14-30 30 0 15 11 31 30 31 7 0 15-3 21-8 2-2 2-2 2-2 1 0 1 0 1 8 0 43-19 77-38 96-6 5-6 7-6 8 0 5 3 7 4 7 7 0 53-44 53-111z">
            <text:p/>
          </draw:path>
          <draw:path draw:style-name="gr2" draw:text-style-name="P2" draw:layer="layout" svg:width="0.402cm" svg:height="0.385cm" svg:x="24.582cm" svg:y="8.557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5.024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147cm" svg:y="8.41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202cm" svg:height="0.255cm" svg:x="24.937cm" svg:y="8.906cm" svg:viewBox="0 0 203 256" svg:d="M202 26c1-7 1-7 1-10 0-8-6-13-13-13-4 0-11 3-16 10-1 3-4 16-6 24l-8 32c-3 9-16 59-16 64-2 0-18 35-50 35-27 0-27-26-27-34 0-20 10-46 23-76 3-13 6-18 6-24 0-20-16-34-38-34-40 0-58 54-58 61 0 5 5 5 6 5 7 0 7-2 8-7 10-32 28-48 42-48 8 0 11 5 11 15 0 8-5 17-6 22-19 48-23 62-23 80 0 6 0 26 15 38 13 10 30 13 40 13 16 0 30-6 43-17-5 20-10 38-26 57-11 13-27 26-48 26-3 0-20 0-28-13 20-3 20-22 20-22 0-13-11-15-16-15-9 0-22 8-22 26 0 21 19 35 46 35 40 0 90-32 103-82z">
            <text:p/>
          </draw:path>
        </draw:g>
        <draw:g>
          <svg:title>TexMaths</svg:title>
          <svg:desc>16§latex§if $\exists z$ such that $q_2 = P_z^{''}$ then $P_z^{''},P_z^{'''}$§svg§600§TRUE§</svg:desc>
          <draw:polygon draw:style-name="gr14" draw:text-style-name="P6" draw:layer="layout" svg:width="9.034cm" svg:height="0.669cm" svg:x="16.549cm" svg:y="9.315cm" svg:viewBox="0 0 9035 670" draw:points="4517,670 0,670 0,0 9035,0 9035,670">
            <text:p/>
          </draw:polygon>
          <draw:path draw:style-name="gr2" draw:text-style-name="P2" draw:layer="layout" svg:width="0.121cm" svg:height="0.376cm" svg:x="16.568cm" svg:y="9.468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text-style-name="P2" draw:layer="layout" svg:width="0.183cm" svg:height="0.397cm" svg:x="16.723cm" svg:y="9.447cm" svg:viewBox="0 0 184 398" svg:d="M80 155v-65c0-50 27-77 53-77 1 0 9 0 19 3-8 3-18 10-18 24 0 13 10 24 24 24 18 0 26-11 26-24 0-21-21-40-51-40-40 0-88 30-88 90v65h-45v18h45v182c0 26-7 26-45 26v17c22-1 50-1 66-1 22 0 49 0 72 1v-17h-13c-42 0-43-7-43-28v-180h65v-18z">
            <text:p/>
          </draw:path>
          <draw:path draw:style-name="gr2" draw:text-style-name="P2" draw:layer="layout" svg:width="0.25cm" svg:height="0.391cm" svg:x="17.095cm" svg:y="9.454cm" svg:viewBox="0 0 251 392" svg:d="M251 21c0-19-1-21-19-21h-213c-9 0-19 0-19 11s10 11 19 11h210v162h-202c-9 0-19 0-19 11 0 13 10 13 19 13h202v161h-210c-9 0-19 0-19 12 0 11 10 11 19 11h213c18 0 19-2 19-21z">
            <text:p/>
          </draw:path>
          <draw:path draw:style-name="gr2" draw:text-style-name="P2" draw:layer="layout" svg:width="0.239cm" svg:height="0.255cm" svg:x="17.399cm" svg:y="9.596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2" draw:text-style-name="P2" draw:layer="layout" svg:width="0.185cm" svg:height="0.258cm" svg:x="17.866cm" svg:y="9.591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84cm" svg:height="0.255cm" svg:x="18.087cm" svg:y="9.596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215cm" svg:height="0.258cm" svg:x="18.399cm" svg:y="9.591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2" draw:text-style-name="P2" draw:layer="layout" svg:width="0.284cm" svg:height="0.391cm" svg:x="18.631cm" svg:y="9.454cm" svg:viewBox="0 0 285 392" svg:d="M45 349c0 25-7 25-45 25v18c19 0 48-2 64-2 14 0 43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177cm" svg:height="0.352cm" svg:x="19.122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19.347cm" svg:y="9.45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53cm" svg:height="0.258cm" svg:x="19.664cm" svg:y="9.591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2cm" svg:x="19.931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33cm" svg:height="0.359cm" svg:x="20.349cm" svg:y="9.596cm" svg:viewBox="0 0 234 360" svg:d="M234 6c0-3-2-6-7-6-6 0-29 22-38 40-13-30-34-40-53-40-66 0-136 83-136 165 0 56 34 91 75 91 24 0 47-14 66-34-5 20-23 96-24 101-5 16-10 18-42 19-8 0-13 0-13 11 0 0 0 7 8 7 18 0 37-3 56-3 20 0 40 3 58 3 3 0 11 0 11-13 0-5-6-5-14-5-27 0-27-4-27-9s0-8 1-13zM77 243c-34 0-37-43-37-53 0-27 16-88 26-112 17-41 48-65 70-65 37 0 45 45 45 49s-31 127-32 130c-10 16-40 51-72 51z">
            <text:p/>
          </draw:path>
          <draw:path draw:style-name="gr2" draw:text-style-name="P2" draw:layer="layout" svg:width="0.175cm" svg:height="0.261cm" svg:x="20.6cm" svg:y="9.66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2" draw:text-style-name="P2" draw:layer="layout" svg:width="0.375cm" svg:height="0.132cm" svg:x="21.016cm" svg:y="9.638cm" svg:viewBox="0 0 376 133" svg:d="M357 22c8 0 19 0 19-11s-11-11-19-11h-338c-8 0-19 0-19 11s11 11 19 11zM357 133c8 0 19 0 19-11 0-12-11-12-19-12h-338c-8 0-19 0-19 12 0 11 11 11 19 11z">
            <text:p/>
          </draw:path>
          <draw:path draw:style-name="gr2" draw:text-style-name="P2" draw:layer="layout" svg:width="0.402cm" svg:height="0.384cm" svg:x="21.598cm" svg:y="9.46cm" svg:viewBox="0 0 403 385" svg:d="M149 208h96c80 0 158-59 158-123 0-43-37-85-112-85h-182c-11 0-18 0-18 11 0 7 7 7 18 7 6 0 17 0 24 1 9 0 13 2 13 8 0 3-2 5-4 11l-75 304c-6 21-6 26-51 26-10 0-16 0-16 11 0 6 6 6 8 6 16 0 56-1 72-1 11 0 24 0 37 0 11 0 24 1 37 1 3 0 11 0 11-11 0-6-7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2.04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2.163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1.96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text-style-name="P2" draw:layer="layout" svg:width="0.177cm" svg:height="0.352cm" svg:x="22.517cm" svg:y="9.49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84cm" svg:height="0.391cm" svg:x="22.742cm" svg:y="9.45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23.051cm" svg:y="9.591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49cm" svg:x="23.302cm" svg:y="9.596cm" svg:viewBox="0 0 285 250" svg:d="M45 56v150c0 26-7 26-45 26v18c19 0 48-2 64-2 14 0 43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402cm" svg:height="0.384cm" svg:x="23.805cm" svg:y="9.46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246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4.37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4.166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text-style-name="P2" draw:layer="layout" svg:width="0.066cm" svg:height="0.169cm" svg:x="24.573cm" svg:y="9.785cm" svg:viewBox="0 0 67 170" svg:d="M67 59c0-37-14-59-37-59-19 0-30 14-30 30 0 15 11 31 30 31 7 0 15-3 21-8 2-2 2-2 3-2v8c0 43-19 77-38 96-6 5-6 7-6 8 0 5 3 7 4 7 7 0 53-44 53-111z">
            <text:p/>
          </draw:path>
          <draw:path draw:style-name="gr2" draw:text-style-name="P2" draw:layer="layout" svg:width="0.402cm" svg:height="0.384cm" svg:x="24.797cm" svg:y="9.46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5.238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362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079cm" svg:height="0.148cm" svg:x="25.485cm" svg:y="9.313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5.157cm" svg:y="9.809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draw:custom-shape draw:style-name="gr16" draw:text-style-name="P8" draw:layer="layout" svg:width="0.254cm" svg:height="0.254cm" svg:x="6.859cm" svg:y="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6.8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6.8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9.795cm" svg:y1="11.678cm" svg:x2="4.695cm" svg:y2="11.678cm">
          <text:p/>
        </draw:line>
        <draw:line draw:style-name="gr15" draw:text-style-name="P7" draw:layer="layout" svg:x1="14.895cm" svg:y1="11.678cm" svg:x2="9.795cm" svg:y2="11.678cm">
          <text:p/>
        </draw:line>
        <draw:g>
          <svg:title>TexMaths</svg:title>
          <svg:desc>18§latex§$q_k$§svg§600§TRUE§</svg:desc>
          <draw:polygon draw:style-name="gr14" draw:text-style-name="P6" draw:layer="layout" svg:width="0.561cm" svg:height="0.395cm" svg:x="6.696cm" svg:y="11.031cm" svg:viewBox="0 0 562 396" draw:points="281,396 0,396 0,0 562,0 562,396">
            <text:p/>
          </draw:polygon>
          <draw:path draw:style-name="gr2" draw:text-style-name="P2" draw:layer="layout" svg:width="0.262cm" svg:height="0.404cm" svg:x="6.721cm" svg:y="11.022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219cm" svg:height="0.312cm" svg:x="7.011cm" svg:y="11.09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g>
          <svg:title>TexMaths</svg:title>
          <svg:desc>18§latex§$q_k$§svg§600§TRUE§</svg:desc>
          <draw:polygon draw:style-name="gr14" draw:text-style-name="P6" draw:layer="layout" svg:width="0.561cm" svg:height="0.395cm" svg:x="12.022cm" svg:y="11.032cm" svg:viewBox="0 0 562 396" draw:points="281,396 0,396 0,0 562,0 562,396">
            <text:p/>
          </draw:polygon>
          <draw:path draw:style-name="gr2" draw:text-style-name="P2" draw:layer="layout" svg:width="0.262cm" svg:height="0.404cm" svg:x="12.047cm" svg:y="11.023cm" svg:viewBox="0 0 263 405" svg:d="M263 7c0-3-2-7-7-7-7 0-33 25-43 45-15-34-38-45-60-45-74 0-153 94-153 185 0 63 38 103 85 103 27 0 52-16 74-38-6 22-26 108-28 114-5 18-10 19-46 21-9 0-15 0-15 13 0 0 0 7 9 7 20 0 42-4 63-4 22 0 45 4 65 4 4 0 13 0 13-14 0-6-7-6-16-6-31 0-31-5-31-11 0-5 0-9 2-14zM86 274c-37 0-41-49-41-60 0-30 18-99 29-126 20-47 54-74 79-74 42 0 51 51 51 56 0 4-35 142-36 146-11 18-46 58-82 58z">
            <text:p/>
          </draw:path>
          <draw:path draw:style-name="gr2" draw:text-style-name="P2" draw:layer="layout" svg:width="0.219cm" svg:height="0.312cm" svg:x="12.337cm" svg:y="11.091cm" svg:viewBox="0 0 220 313" svg:d="M106 13c0 0 2-6 2-8 0-1-2-5-7-5-9 0-45 4-58 4-3 1-9 1-9 10 0 8 6 8 11 8 22 0 22 1 22 5s0 7-2 11l-63 252c-2 7-2 9-2 9 0 7 5 14 14 14 13 0 18-9 22-18 0-2 20-81 22-86 32 3 57 12 57 36 0 2 0 5-2 9-1 7-1 9-1 14 0 31 27 45 48 45 44 0 56-66 56-68 0-6-5-6-7-6-5 0-7 2-9 11-5 20-18 51-40 51-10 0-14-11-14-24 0-7 0-7 2-20 0 0 2-9 2-12 0-40-53-47-73-49 13-7 31-21 38-29 22-21 45-41 71-41 5 0 10 0 14 5-20 2-23 18-23 26 0 9 7 16 18 16 12 0 25-11 25-29 0-14-11-31-34-31-26 0-49 18-73 38-18 18-32 33-52 40z">
            <text:p/>
          </draw:path>
        </draw:g>
        <draw:custom-shape draw:style-name="gr16" draw:text-style-name="P8" draw:layer="layout" svg:width="0.254cm" svg:height="0.254cm" svg:x="12.16cm" svg:y="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2.161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54cm" svg:height="0.254cm" svg:x="12.161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latex§The user $z$'s state in UE: $P_z,P_z^{'}$§svg§600§TRUE§</svg:desc>
          <draw:polygon draw:style-name="gr14" draw:text-style-name="P6" draw:layer="layout" svg:width="7.82cm" svg:height="0.669cm" svg:x="16.609cm" svg:y="10.206cm" svg:viewBox="0 0 7821 670" draw:points="3911,670 0,670 0,0 7821,0 7821,670">
            <text:p/>
          </draw:polygon>
          <draw:path draw:style-name="gr2" draw:text-style-name="P2" draw:layer="layout" svg:width="0.365cm" svg:height="0.381cm" svg:x="16.63cm" svg:y="10.354cm" svg:viewBox="0 0 366 382" svg:d="M355 0h-344l-11 126h14c8-89 16-108 101-108 11 0 26 0 31 1 12 2 12 8 12 21v298c0 19 0 27-59 27h-22v17c22-1 80-1 105-1 28 0 85 0 108 1v-17h-23c-59 0-59-8-59-27v-298c0-11 0-19 11-21 5-1 21-1 32-1 85 0 93 19 101 108h14z">
            <text:p/>
          </draw:path>
          <draw:path draw:style-name="gr2" draw:text-style-name="P2" draw:layer="layout" svg:width="0.284cm" svg:height="0.391cm" svg:x="17.031cm" svg:y="10.345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2" draw:text-style-name="P2" draw:layer="layout" svg:width="0.218cm" svg:height="0.258cm" svg:x="17.34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284cm" svg:height="0.255cm" svg:x="17.779cm" svg:y="10.487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2" draw:text-style-name="P2" draw:layer="layout" svg:width="0.185cm" svg:height="0.258cm" svg:x="18.091cm" svg:y="10.48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218cm" svg:height="0.258cm" svg:x="18.31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189cm" svg:height="0.249cm" svg:x="18.558cm" svg:y="10.487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2" draw:text-style-name="P2" draw:layer="layout" svg:width="0.239cm" svg:height="0.255cm" svg:x="18.974cm" svg:y="10.487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2" draw:text-style-name="P2" draw:layer="layout" svg:width="0.068cm" svg:height="0.169cm" svg:x="19.283cm" svg:y="10.345cm" svg:viewBox="0 0 69 170" svg:d="M69 59c0-33-13-59-39-59-20 0-30 16-30 30 0 15 10 31 30 31 12 0 20-7 23-10 1-1 1-1 3-1 0 0 0 8 0 9 0 19-3 59-40 95-6 6-6 8-6 9 0 5 3 7 4 7 7 0 55-44 55-111z">
            <text:p/>
          </draw:path>
          <draw:path draw:style-name="gr2" draw:text-style-name="P2" draw:layer="layout" svg:width="0.185cm" svg:height="0.258cm" svg:x="19.409cm" svg:y="10.482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185cm" svg:height="0.258cm" svg:x="19.817cm" svg:y="10.482cm" svg:viewBox="0 0 186 259" svg:d="M99 144c13 2 59 11 59 51 0 29-20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2" draw:text-style-name="P2" draw:layer="layout" svg:width="0.177cm" svg:height="0.352cm" svg:x="20.03cm" svg:y="10.39cm" svg:viewBox="0 0 178 353" svg:d="M88 122h80v-18h-80v-104h-14c-2 46-18 107-74 109v13h48v155c0 70 53 76 74 76 40 0 56-39 56-76v-32h-15v32c0 41-16 62-38 62-37 0-37-51-37-61z">
            <text:p/>
          </draw:path>
          <draw:path draw:style-name="gr2" draw:text-style-name="P2" draw:layer="layout" svg:width="0.253cm" svg:height="0.258cm" svg:x="20.262cm" svg:y="10.48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2" draw:text-style-name="P2" draw:layer="layout" svg:width="0.177cm" svg:height="0.352cm" svg:x="20.529cm" svg:y="10.39cm" svg:viewBox="0 0 178 353" svg:d="M88 122h80v-18h-80v-104h-14c-2 46-18 107-74 109v13h48v155c0 70 53 76 74 76 40 0 56-39 56-76v-32h-15v32c0 41-17 62-38 62-37 0-37-51-37-61z">
            <text:p/>
          </draw:path>
          <draw:path draw:style-name="gr2" draw:text-style-name="P2" draw:layer="layout" svg:width="0.218cm" svg:height="0.258cm" svg:x="20.752cm" svg:y="10.482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2" draw:text-style-name="P2" draw:layer="layout" svg:width="0.121cm" svg:height="0.376cm" svg:x="21.19cm" svg:y="10.359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2" draw:text-style-name="P2" draw:layer="layout" svg:width="0.284cm" svg:height="0.249cm" svg:x="21.345cm" svg:y="10.48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2" draw:text-style-name="P2" draw:layer="layout" svg:width="0.385cm" svg:height="0.397cm" svg:x="21.844cm" svg:y="10.351cm" svg:viewBox="0 0 386 398" svg:d="M310 256c0 80-54 125-108 125-28 0-93-15-93-122v-214c0-21 0-27 45-27h12v-18c-19 2-60 2-83 2-21 0-64 0-83-2v18h14c44 0 44 6 44 27v213c0 78 65 140 142 140 66 0 117-53 126-116 2-12 2-16 2-40v-181c0-18 0-43 58-43v-18c-21 0-48 2-68 2-19 0-46-2-67-2v18c59 0 59 27 59 41z">
            <text:p/>
          </draw:path>
          <draw:path draw:style-name="gr2" draw:text-style-name="P2" draw:layer="layout" svg:width="0.349cm" svg:height="0.383cm" svg:x="22.265cm" svg:y="10.353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ath draw:style-name="gr2" draw:text-style-name="P2" draw:layer="layout" svg:width="0.06cm" svg:height="0.242cm" svg:x="22.676cm" svg:y="10.492cm" svg:viewBox="0 0 61 243" svg:d="M61 30c0-17-13-30-31-30-16 0-30 13-30 30 0 16 14 31 30 31 18 0 31-15 31-31zM61 214c0-17-13-30-31-30-16 0-30 13-30 30 0 16 14 29 30 29 18 0 31-13 31-29z">
            <text:p/>
          </draw:path>
          <draw:path draw:style-name="gr2" draw:text-style-name="P2" draw:layer="layout" svg:width="0.402cm" svg:height="0.384cm" svg:x="22.993cm" svg:y="10.351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7-6-16-6-21 0-37 0-37-10 0-3 2-6 2-9zM189 38c5-19 6-20 30-20h55c46 0 76 14 76 54 0 22-11 70-33 91-27 26-63 29-87 29h-80z">
            <text:p/>
          </draw:path>
          <draw:path draw:style-name="gr2" draw:text-style-name="P2" draw:layer="layout" svg:width="0.181cm" svg:height="0.178cm" svg:x="23.355cm" svg:y="10.645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2" draw:text-style-name="P2" draw:layer="layout" svg:width="0.066cm" svg:height="0.169cm" svg:x="23.638cm" svg:y="10.676cm" svg:viewBox="0 0 67 170" svg:d="M67 59c0-37-14-59-37-59-19 0-30 14-30 30 0 15 11 31 30 31 7 0 15-3 21-8 2-2 2-2 3-2v8c0 43-19 77-38 96-6 5-6 7-6 8 0 5 3 7 4 7 7 0 53-44 53-111z">
            <text:p/>
          </draw:path>
          <draw:path draw:style-name="gr2" draw:text-style-name="P2" draw:layer="layout" svg:width="0.402cm" svg:height="0.384cm" svg:x="23.862cm" svg:y="10.351cm" svg:viewBox="0 0 403 385" svg:d="M149 208h96c80 0 158-59 158-123 0-43-37-85-112-85h-182c-11 0-16 0-16 11 0 7 5 7 16 7 6 0 17 0 24 1 9 0 13 2 13 8 0 3-2 5-4 11l-75 304c-6 21-6 26-51 26-10 0-16 0-16 11 0 6 6 6 8 6 16 0 56-1 72-1 13 0 24 0 37 0 11 0 24 1 37 1 3 0 11 0 11-11 0-6-5-6-16-6-21 0-37 0-37-10 0-3 2-6 2-9zM189 38c5-19 6-20 30-20h55c46 0 76 14 76 54 0 22-11 70-33 91-27 26-63 29-87 29h-80z">
            <text:p/>
          </draw:path>
          <draw:path draw:style-name="gr2" draw:text-style-name="P2" draw:layer="layout" svg:width="0.079cm" svg:height="0.148cm" svg:x="24.304cm" svg:y="10.204cm" svg:viewBox="0 0 80 149" svg:d="M77 27c0 0 3-6 3-11 0-10-10-16-18-16-12 0-16 10-17 13l-43 123c-2 3-2 5-2 5 0 5 13 8 13 8 1 0 3-2 5-5z">
            <text:p/>
          </draw:path>
          <draw:path draw:style-name="gr2" draw:text-style-name="P2" draw:layer="layout" svg:width="0.181cm" svg:height="0.178cm" svg:x="24.224cm" svg:y="10.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7-07-07T11:13:52.741326881</meta:creation-date>
    <dc:date>2017-07-23T18:47:13.012072912</dc:date>
    <meta:editing-duration>PT8H22M42S</meta:editing-duration>
    <meta:editing-cycles>12</meta:editing-cycles>
    <meta:generator>LibreOffice/5.1.6.2$Linux_X86_64 LibreOffice_project/10m0$Build-2</meta:generator>
    <meta:document-statistic meta:object-count="611"/>
  </office:meta>
</office:document-meta>
</file>